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62cm"/>
    </style:style>
    <style:style style:name="Table1.C" style:family="table-column">
      <style:table-column-properties style:column-width="3.794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2" style:family="table">
      <style:table-properties style:width="11.592cm" table:align="center" style:writing-mode="lr-tb"/>
    </style:style>
    <style:style style:name="Table2.A" style:family="table-column">
      <style:table-column-properties style:column-width="5.856cm"/>
    </style:style>
    <style:style style:name="Table2.B" style:family="table-column">
      <style:table-column-properties style:column-width="5.736cm"/>
    </style:style>
    <style:style style:name="Table2.1" style:family="table-row">
      <style:table-row-properties style:min-row-height="0.603cm" fo:keep-together="auto"/>
    </style:style>
    <style:style style:name="Table2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0.684cm" fo:keep-together="auto"/>
    </style:style>
    <style:style style:name="Table2.A2" style:family="table-cell">
      <style:table-cell-properties style:vertical-align="middle" fo:background-color="#23ff2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2" style:family="table-cell">
      <style:table-cell-properties style:vertical-align="middle" fo:background-color="#23ff2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" style:family="table">
      <style:table-properties style:width="18.858cm" fo:margin-left="-0.201cm" table:align="left" style:writing-mode="lr-tb"/>
    </style:style>
    <style:style style:name="Table3.A" style:family="table-column">
      <style:table-column-properties style:column-width="3.295cm"/>
    </style:style>
    <style:style style:name="Table3.B" style:family="table-column">
      <style:table-column-properties style:column-width="4.105cm"/>
    </style:style>
    <style:style style:name="Table3.C" style:family="table-column">
      <style:table-column-properties style:column-width="1.291cm"/>
    </style:style>
    <style:style style:name="Table3.D" style:family="table-column">
      <style:table-column-properties style:column-width="1.251cm"/>
    </style:style>
    <style:style style:name="Table3.E" style:family="table-column">
      <style:table-column-properties style:column-width="8.91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E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1" style:family="table-cell">
      <style:table-cell-properties style:vertical-align="top" fo:background-color="#ffff00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3.E11" style:family="table-cell">
      <style:table-cell-properties style:vertical-align="top" fo:background-color="#ffff0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A15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3.E15" style:family="table-cell">
      <style:table-cell-properties style:vertical-align="top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" style:family="table">
      <style:table-properties style:width="18.699cm" table:align="center" style:writing-mode="lr-tb"/>
    </style:style>
    <style:style style:name="Table4.A" style:family="table-column">
      <style:table-column-properties style:column-width="4.496cm"/>
    </style:style>
    <style:style style:name="Table4.B" style:family="table-column">
      <style:table-column-properties style:column-width="4.734cm"/>
    </style:style>
    <style:style style:name="Table4.C" style:family="table-column">
      <style:table-column-properties style:column-width="2.124cm"/>
    </style:style>
    <style:style style:name="Table4.D" style:family="table-column">
      <style:table-column-properties style:column-width="7.34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9" style:family="table-cell">
      <style:table-cell-properties style:vertical-align="top" fo:background-color="#ffff00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4.D9" style:family="table-cell">
      <style:table-cell-properties style:vertical-align="top" fo:background-color="#ffff0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6" style:family="table">
      <style:table-properties style:width="14.704cm" table:align="left" style:writing-mode="lr-tb"/>
    </style:style>
    <style:style style:name="Table6.A" style:family="table-column">
      <style:table-column-properties style:column-width="1.037cm"/>
    </style:style>
    <style:style style:name="Table6.B" style:family="table-column">
      <style:table-column-properties style:column-width="4.173cm"/>
    </style:style>
    <style:style style:name="Table6.C" style:family="table-column">
      <style:table-column-properties style:column-width="4.329cm"/>
    </style:style>
    <style:style style:name="Table6.D" style:family="table-column">
      <style:table-column-properties style:column-width="0.781cm"/>
    </style:style>
    <style:style style:name="Table6.E" style:family="table-column">
      <style:table-column-properties style:column-width="0.958cm"/>
    </style:style>
    <style:style style:name="Table6.F" style:family="table-column">
      <style:table-column-properties style:column-width="0.727cm"/>
    </style:style>
    <style:style style:name="Table6.G" style:family="table-column">
      <style:table-column-properties style:column-width="1.115cm"/>
    </style:style>
    <style:style style:name="Table6.I" style:family="table-column">
      <style:table-column-properties style:column-width="0.803cm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e0e0e0" fo:padding="0cm" fo:border-left="0.5pt solid #000000" fo:border-right="none" fo:border-top="0.5pt solid #000000" fo:border-bottom="none" style:writing-mode="lr-tb">
        <style:background-image/>
      </style:table-cell-properties>
    </style:style>
    <style:style style:name="Table6.D1" style:family="table-cell">
      <style:table-cell-properties style:vertical-align="middle" fo:background-color="#e0e0e0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I1" style:family="table-cell">
      <style:table-cell-properties style:vertical-align="middle" fo:background-color="#e0e0e0" fo:padding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6.D2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E2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G2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D3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E3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F3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G3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4" style:family="table-row">
      <style:table-row-properties fo:keep-together="auto"/>
    </style:style>
    <style:style style:name="Table6.A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B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C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D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E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F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G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H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I4" style:family="table-cell">
      <style:table-cell-properties style:vertical-align="top" fo:padding="0cm" fo:border="0.5pt solid #000000" style:writing-mode="lr-tb"/>
    </style:style>
    <style:style style:name="Table6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4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4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4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4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12.49cm" fo:margin-left="5.614cm" table:align="left" style:writing-mode="lr-tb"/>
    </style:style>
    <style:style style:name="Table7.A" style:family="table-column">
      <style:table-column-properties style:column-width="3.228cm"/>
    </style:style>
    <style:style style:name="Table7.B" style:family="table-column">
      <style:table-column-properties style:column-width="0.762cm"/>
    </style:style>
    <style:style style:name="Table7.M" style:family="table-column">
      <style:table-column-properties style:column-width="0.88cm"/>
    </style:style>
    <style:style style:name="Table7.1" style:family="table-row">
      <style:table-row-properties style:min-row-height="0.423cm" fo:keep-together="auto"/>
    </style:style>
    <style:style style:name="Table7.A1" style:family="table-cell">
      <style:table-cell-properties style:vertical-align="middle" fo:background-color="#e0e0e0" fo:padding-left="0.026cm" fo:padding-right="0.026cm" fo:padding-top="0.026cm" fo:padding-bottom="0cm" fo:border-left="1pt solid #000000" fo:border-right="none" fo:border-top="1pt solid #000000" fo:border-bottom="none" style:writing-mode="lr-tb">
        <style:background-image/>
      </style:table-cell-properties>
    </style:style>
    <style:style style:name="Table7.B1" style:family="table-cell">
      <style:table-cell-properties style:vertical-align="middle" fo:background-color="#e0e0e0" fo:padding="0cm" fo:border-left="none" fo:border-right="none" fo:border-top="1pt solid #000000" fo:border-bottom="none" style:writing-mode="lr-tb">
        <style:background-image/>
      </style:table-cell-properties>
    </style:style>
    <style:style style:name="Table7.M1" style:family="table-cell">
      <style:table-cell-properties style:vertical-align="middle" fo:background-color="#e0e0e0" fo:padding="0cm" fo:border-left="none" fo:border-right="1pt solid #000000" fo:border-top="1pt solid #000000" fo:border-bottom="none" style:writing-mode="lr-tb">
        <style:background-image/>
      </style:table-cell-properties>
    </style:style>
    <style:style style:name="Table7.2" style:family="table-row">
      <style:table-row-properties style:min-row-height="0.45cm" fo:keep-together="auto"/>
    </style:style>
    <style:style style:name="Table7.A2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2" style:family="table-cell">
      <style:table-cell-properties style:vertical-align="bottom" fo:padding="0cm" fo:border="none" style:writing-mode="lr-tb"/>
    </style:style>
    <style:style style:name="Table7.C2" style:family="table-cell">
      <style:table-cell-properties style:vertical-align="bottom" fo:padding="0cm" fo:border="none" style:writing-mode="lr-tb"/>
    </style:style>
    <style:style style:name="Table7.D2" style:family="table-cell">
      <style:table-cell-properties style:vertical-align="bottom" fo:padding="0cm" fo:border="none" style:writing-mode="lr-tb"/>
    </style:style>
    <style:style style:name="Table7.E2" style:family="table-cell">
      <style:table-cell-properties style:vertical-align="bottom" fo:padding="0cm" fo:border="none" style:writing-mode="lr-tb"/>
    </style:style>
    <style:style style:name="Table7.F2" style:family="table-cell">
      <style:table-cell-properties style:vertical-align="bottom" fo:padding="0cm" fo:border="none" style:writing-mode="lr-tb"/>
    </style:style>
    <style:style style:name="Table7.G2" style:family="table-cell">
      <style:table-cell-properties style:vertical-align="bottom" fo:padding="0cm" fo:border="none" style:writing-mode="lr-tb"/>
    </style:style>
    <style:style style:name="Table7.H2" style:family="table-cell">
      <style:table-cell-properties style:vertical-align="bottom" fo:padding="0cm" fo:border="none" style:writing-mode="lr-tb"/>
    </style:style>
    <style:style style:name="Table7.I2" style:family="table-cell">
      <style:table-cell-properties style:vertical-align="bottom" fo:padding="0cm" fo:border="none" style:writing-mode="lr-tb"/>
    </style:style>
    <style:style style:name="Table7.J2" style:family="table-cell">
      <style:table-cell-properties style:vertical-align="bottom" fo:padding="0cm" fo:border="none" style:writing-mode="lr-tb"/>
    </style:style>
    <style:style style:name="Table7.K2" style:family="table-cell">
      <style:table-cell-properties style:vertical-align="bottom" fo:padding="0cm" fo:border="none" style:writing-mode="lr-tb"/>
    </style:style>
    <style:style style:name="Table7.L2" style:family="table-cell">
      <style:table-cell-properties style:vertical-align="bottom" fo:padding="0cm" fo:border="none" style:writing-mode="lr-tb"/>
    </style:style>
    <style:style style:name="Table7.M2" style:family="table-cell">
      <style:table-cell-properties style:vertical-align="bottom" fo:background-color="#e0e0e0" fo:padding="0cm" fo:border-left="none" fo:border-right="1pt solid #000000" fo:border-top="none" fo:border-bottom="none" style:writing-mode="lr-tb">
        <style:background-image/>
      </style:table-cell-properties>
    </style:style>
    <style:style style:name="Table7.A3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3" style:family="table-cell">
      <style:table-cell-properties style:vertical-align="bottom" fo:padding="0cm" fo:border="none" style:writing-mode="lr-tb"/>
    </style:style>
    <style:style style:name="Table7.C3" style:family="table-cell">
      <style:table-cell-properties style:vertical-align="bottom" fo:padding="0cm" fo:border="none" style:writing-mode="lr-tb"/>
    </style:style>
    <style:style style:name="Table7.D3" style:family="table-cell">
      <style:table-cell-properties style:vertical-align="bottom" fo:padding="0cm" fo:border="none" style:writing-mode="lr-tb"/>
    </style:style>
    <style:style style:name="Table7.E3" style:family="table-cell">
      <style:table-cell-properties style:vertical-align="bottom" fo:padding="0cm" fo:border="none" style:writing-mode="lr-tb"/>
    </style:style>
    <style:style style:name="Table7.F3" style:family="table-cell">
      <style:table-cell-properties style:vertical-align="bottom" fo:padding="0cm" fo:border="none" style:writing-mode="lr-tb"/>
    </style:style>
    <style:style style:name="Table7.G3" style:family="table-cell">
      <style:table-cell-properties style:vertical-align="bottom" fo:padding="0cm" fo:border="none" style:writing-mode="lr-tb"/>
    </style:style>
    <style:style style:name="Table7.H3" style:family="table-cell">
      <style:table-cell-properties style:vertical-align="bottom" fo:padding="0cm" fo:border="none" style:writing-mode="lr-tb"/>
    </style:style>
    <style:style style:name="Table7.I3" style:family="table-cell">
      <style:table-cell-properties style:vertical-align="bottom" fo:padding="0cm" fo:border="none" style:writing-mode="lr-tb"/>
    </style:style>
    <style:style style:name="Table7.J3" style:family="table-cell">
      <style:table-cell-properties style:vertical-align="bottom" fo:padding="0cm" fo:border="none" style:writing-mode="lr-tb"/>
    </style:style>
    <style:style style:name="Table7.K3" style:family="table-cell">
      <style:table-cell-properties style:vertical-align="bottom" fo:padding="0cm" fo:border="none" style:writing-mode="lr-tb"/>
    </style:style>
    <style:style style:name="Table7.L3" style:family="table-cell">
      <style:table-cell-properties style:vertical-align="bottom" fo:padding="0cm" fo:border="none" style:writing-mode="lr-tb"/>
    </style:style>
    <style:style style:name="Table7.A4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4" style:family="table-cell">
      <style:table-cell-properties style:vertical-align="bottom" fo:padding="0cm" fo:border="none" style:writing-mode="lr-tb"/>
    </style:style>
    <style:style style:name="Table7.C4" style:family="table-cell">
      <style:table-cell-properties style:vertical-align="bottom" fo:padding="0cm" fo:border="none" style:writing-mode="lr-tb"/>
    </style:style>
    <style:style style:name="Table7.D4" style:family="table-cell">
      <style:table-cell-properties style:vertical-align="bottom" fo:padding="0cm" fo:border="none" style:writing-mode="lr-tb"/>
    </style:style>
    <style:style style:name="Table7.E4" style:family="table-cell">
      <style:table-cell-properties style:vertical-align="bottom" fo:padding="0cm" fo:border="none" style:writing-mode="lr-tb"/>
    </style:style>
    <style:style style:name="Table7.F4" style:family="table-cell">
      <style:table-cell-properties style:vertical-align="bottom" fo:padding="0cm" fo:border="none" style:writing-mode="lr-tb"/>
    </style:style>
    <style:style style:name="Table7.G4" style:family="table-cell">
      <style:table-cell-properties style:vertical-align="bottom" fo:padding="0cm" fo:border="none" style:writing-mode="lr-tb"/>
    </style:style>
    <style:style style:name="Table7.H4" style:family="table-cell">
      <style:table-cell-properties style:vertical-align="bottom" fo:padding="0cm" fo:border="none" style:writing-mode="lr-tb"/>
    </style:style>
    <style:style style:name="Table7.I4" style:family="table-cell">
      <style:table-cell-properties style:vertical-align="bottom" fo:padding="0cm" fo:border="none" style:writing-mode="lr-tb"/>
    </style:style>
    <style:style style:name="Table7.J4" style:family="table-cell">
      <style:table-cell-properties style:vertical-align="bottom" fo:padding="0cm" fo:border="none" style:writing-mode="lr-tb"/>
    </style:style>
    <style:style style:name="Table7.K4" style:family="table-cell">
      <style:table-cell-properties style:vertical-align="bottom" fo:padding="0cm" fo:border="none" style:writing-mode="lr-tb"/>
    </style:style>
    <style:style style:name="Table7.L4" style:family="table-cell">
      <style:table-cell-properties style:vertical-align="bottom" fo:padding="0cm" fo:border="none" style:writing-mode="lr-tb"/>
    </style:style>
    <style:style style:name="Table7.A5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5" style:family="table-cell">
      <style:table-cell-properties style:vertical-align="bottom" fo:padding="0cm" fo:border="none" style:writing-mode="lr-tb"/>
    </style:style>
    <style:style style:name="Table7.C5" style:family="table-cell">
      <style:table-cell-properties style:vertical-align="bottom" fo:padding="0cm" fo:border="none" style:writing-mode="lr-tb"/>
    </style:style>
    <style:style style:name="Table7.D5" style:family="table-cell">
      <style:table-cell-properties style:vertical-align="bottom" fo:padding="0cm" fo:border="none" style:writing-mode="lr-tb"/>
    </style:style>
    <style:style style:name="Table7.E5" style:family="table-cell">
      <style:table-cell-properties style:vertical-align="bottom" fo:padding="0cm" fo:border="none" style:writing-mode="lr-tb"/>
    </style:style>
    <style:style style:name="Table7.F5" style:family="table-cell">
      <style:table-cell-properties style:vertical-align="bottom" fo:padding="0cm" fo:border="none" style:writing-mode="lr-tb"/>
    </style:style>
    <style:style style:name="Table7.G5" style:family="table-cell">
      <style:table-cell-properties style:vertical-align="bottom" fo:padding="0cm" fo:border="none" style:writing-mode="lr-tb"/>
    </style:style>
    <style:style style:name="Table7.H5" style:family="table-cell">
      <style:table-cell-properties style:vertical-align="bottom" fo:padding="0cm" fo:border="none" style:writing-mode="lr-tb"/>
    </style:style>
    <style:style style:name="Table7.I5" style:family="table-cell">
      <style:table-cell-properties style:vertical-align="bottom" fo:padding="0cm" fo:border="none" style:writing-mode="lr-tb"/>
    </style:style>
    <style:style style:name="Table7.J5" style:family="table-cell">
      <style:table-cell-properties style:vertical-align="bottom" fo:padding="0cm" fo:border="none" style:writing-mode="lr-tb"/>
    </style:style>
    <style:style style:name="Table7.K5" style:family="table-cell">
      <style:table-cell-properties style:vertical-align="bottom" fo:padding="0cm" fo:border="none" style:writing-mode="lr-tb"/>
    </style:style>
    <style:style style:name="Table7.L5" style:family="table-cell">
      <style:table-cell-properties style:vertical-align="bottom" fo:padding="0cm" fo:border="none" style:writing-mode="lr-tb"/>
    </style:style>
    <style:style style:name="Table7.A6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6" style:family="table-cell">
      <style:table-cell-properties style:vertical-align="bottom" fo:padding="0cm" fo:border="none" style:writing-mode="lr-tb"/>
    </style:style>
    <style:style style:name="Table7.C6" style:family="table-cell">
      <style:table-cell-properties style:vertical-align="bottom" fo:padding="0cm" fo:border="none" style:writing-mode="lr-tb"/>
    </style:style>
    <style:style style:name="Table7.D6" style:family="table-cell">
      <style:table-cell-properties style:vertical-align="bottom" fo:padding="0cm" fo:border="none" style:writing-mode="lr-tb"/>
    </style:style>
    <style:style style:name="Table7.E6" style:family="table-cell">
      <style:table-cell-properties style:vertical-align="bottom" fo:padding="0cm" fo:border="none" style:writing-mode="lr-tb"/>
    </style:style>
    <style:style style:name="Table7.F6" style:family="table-cell">
      <style:table-cell-properties style:vertical-align="bottom" fo:padding="0cm" fo:border="none" style:writing-mode="lr-tb"/>
    </style:style>
    <style:style style:name="Table7.G6" style:family="table-cell">
      <style:table-cell-properties style:vertical-align="bottom" fo:padding="0cm" fo:border="none" style:writing-mode="lr-tb"/>
    </style:style>
    <style:style style:name="Table7.H6" style:family="table-cell">
      <style:table-cell-properties style:vertical-align="bottom" fo:padding="0cm" fo:border="none" style:writing-mode="lr-tb"/>
    </style:style>
    <style:style style:name="Table7.I6" style:family="table-cell">
      <style:table-cell-properties style:vertical-align="bottom" fo:padding="0cm" fo:border="none" style:writing-mode="lr-tb"/>
    </style:style>
    <style:style style:name="Table7.J6" style:family="table-cell">
      <style:table-cell-properties style:vertical-align="bottom" fo:padding="0cm" fo:border="none" style:writing-mode="lr-tb"/>
    </style:style>
    <style:style style:name="Table7.K6" style:family="table-cell">
      <style:table-cell-properties style:vertical-align="bottom" fo:padding="0cm" fo:border="none" style:writing-mode="lr-tb"/>
    </style:style>
    <style:style style:name="Table7.L6" style:family="table-cell">
      <style:table-cell-properties style:vertical-align="bottom" fo:padding="0cm" fo:border="none" style:writing-mode="lr-tb"/>
    </style:style>
    <style:style style:name="Table7.A7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7" style:family="table-cell">
      <style:table-cell-properties style:vertical-align="bottom" fo:padding="0cm" fo:border="none" style:writing-mode="lr-tb"/>
    </style:style>
    <style:style style:name="Table7.C7" style:family="table-cell">
      <style:table-cell-properties style:vertical-align="bottom" fo:padding="0cm" fo:border="none" style:writing-mode="lr-tb"/>
    </style:style>
    <style:style style:name="Table7.D7" style:family="table-cell">
      <style:table-cell-properties style:vertical-align="bottom" fo:padding="0cm" fo:border="none" style:writing-mode="lr-tb"/>
    </style:style>
    <style:style style:name="Table7.E7" style:family="table-cell">
      <style:table-cell-properties style:vertical-align="bottom" fo:padding="0cm" fo:border="none" style:writing-mode="lr-tb"/>
    </style:style>
    <style:style style:name="Table7.F7" style:family="table-cell">
      <style:table-cell-properties style:vertical-align="bottom" fo:padding="0cm" fo:border="none" style:writing-mode="lr-tb"/>
    </style:style>
    <style:style style:name="Table7.G7" style:family="table-cell">
      <style:table-cell-properties style:vertical-align="bottom" fo:padding="0cm" fo:border="none" style:writing-mode="lr-tb"/>
    </style:style>
    <style:style style:name="Table7.H7" style:family="table-cell">
      <style:table-cell-properties style:vertical-align="bottom" fo:padding="0cm" fo:border="none" style:writing-mode="lr-tb"/>
    </style:style>
    <style:style style:name="Table7.I7" style:family="table-cell">
      <style:table-cell-properties style:vertical-align="bottom" fo:padding="0cm" fo:border="none" style:writing-mode="lr-tb"/>
    </style:style>
    <style:style style:name="Table7.J7" style:family="table-cell">
      <style:table-cell-properties style:vertical-align="bottom" fo:padding="0cm" fo:border="none" style:writing-mode="lr-tb"/>
    </style:style>
    <style:style style:name="Table7.K7" style:family="table-cell">
      <style:table-cell-properties style:vertical-align="bottom" fo:padding="0cm" fo:border="none" style:writing-mode="lr-tb"/>
    </style:style>
    <style:style style:name="Table7.L7" style:family="table-cell">
      <style:table-cell-properties style:vertical-align="bottom" fo:padding="0cm" fo:border="none" style:writing-mode="lr-tb"/>
    </style:style>
    <style:style style:name="Table7.A8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8" style:family="table-cell">
      <style:table-cell-properties style:vertical-align="bottom" fo:padding="0cm" fo:border="none" style:writing-mode="lr-tb"/>
    </style:style>
    <style:style style:name="Table7.C8" style:family="table-cell">
      <style:table-cell-properties style:vertical-align="bottom" fo:padding="0cm" fo:border="none" style:writing-mode="lr-tb"/>
    </style:style>
    <style:style style:name="Table7.D8" style:family="table-cell">
      <style:table-cell-properties style:vertical-align="bottom" fo:padding="0cm" fo:border="none" style:writing-mode="lr-tb"/>
    </style:style>
    <style:style style:name="Table7.E8" style:family="table-cell">
      <style:table-cell-properties style:vertical-align="bottom" fo:padding="0cm" fo:border="none" style:writing-mode="lr-tb"/>
    </style:style>
    <style:style style:name="Table7.F8" style:family="table-cell">
      <style:table-cell-properties style:vertical-align="bottom" fo:padding="0cm" fo:border="none" style:writing-mode="lr-tb"/>
    </style:style>
    <style:style style:name="Table7.G8" style:family="table-cell">
      <style:table-cell-properties style:vertical-align="bottom" fo:padding="0cm" fo:border="none" style:writing-mode="lr-tb"/>
    </style:style>
    <style:style style:name="Table7.H8" style:family="table-cell">
      <style:table-cell-properties style:vertical-align="bottom" fo:padding="0cm" fo:border="none" style:writing-mode="lr-tb"/>
    </style:style>
    <style:style style:name="Table7.I8" style:family="table-cell">
      <style:table-cell-properties style:vertical-align="bottom" fo:padding="0cm" fo:border="none" style:writing-mode="lr-tb"/>
    </style:style>
    <style:style style:name="Table7.J8" style:family="table-cell">
      <style:table-cell-properties style:vertical-align="bottom" fo:padding="0cm" fo:border="none" style:writing-mode="lr-tb"/>
    </style:style>
    <style:style style:name="Table7.K8" style:family="table-cell">
      <style:table-cell-properties style:vertical-align="bottom" fo:padding="0cm" fo:border="none" style:writing-mode="lr-tb"/>
    </style:style>
    <style:style style:name="Table7.L8" style:family="table-cell">
      <style:table-cell-properties style:vertical-align="bottom" fo:padding="0cm" fo:border="none" style:writing-mode="lr-tb"/>
    </style:style>
    <style:style style:name="Table7.A9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9" style:family="table-cell">
      <style:table-cell-properties style:vertical-align="bottom" fo:padding="0cm" fo:border="none" style:writing-mode="lr-tb"/>
    </style:style>
    <style:style style:name="Table7.C9" style:family="table-cell">
      <style:table-cell-properties style:vertical-align="bottom" fo:padding="0cm" fo:border="none" style:writing-mode="lr-tb"/>
    </style:style>
    <style:style style:name="Table7.D9" style:family="table-cell">
      <style:table-cell-properties style:vertical-align="bottom" fo:padding="0cm" fo:border="none" style:writing-mode="lr-tb"/>
    </style:style>
    <style:style style:name="Table7.E9" style:family="table-cell">
      <style:table-cell-properties style:vertical-align="bottom" fo:padding="0cm" fo:border="none" style:writing-mode="lr-tb"/>
    </style:style>
    <style:style style:name="Table7.F9" style:family="table-cell">
      <style:table-cell-properties style:vertical-align="bottom" fo:padding="0cm" fo:border="none" style:writing-mode="lr-tb"/>
    </style:style>
    <style:style style:name="Table7.G9" style:family="table-cell">
      <style:table-cell-properties style:vertical-align="bottom" fo:padding="0cm" fo:border="none" style:writing-mode="lr-tb"/>
    </style:style>
    <style:style style:name="Table7.H9" style:family="table-cell">
      <style:table-cell-properties style:vertical-align="bottom" fo:padding="0cm" fo:border="none" style:writing-mode="lr-tb"/>
    </style:style>
    <style:style style:name="Table7.I9" style:family="table-cell">
      <style:table-cell-properties style:vertical-align="bottom" fo:padding="0cm" fo:border="none" style:writing-mode="lr-tb"/>
    </style:style>
    <style:style style:name="Table7.J9" style:family="table-cell">
      <style:table-cell-properties style:vertical-align="bottom" fo:padding="0cm" fo:border="none" style:writing-mode="lr-tb"/>
    </style:style>
    <style:style style:name="Table7.K9" style:family="table-cell">
      <style:table-cell-properties style:vertical-align="bottom" fo:padding="0cm" fo:border="none" style:writing-mode="lr-tb"/>
    </style:style>
    <style:style style:name="Table7.L9" style:family="table-cell">
      <style:table-cell-properties style:vertical-align="bottom" fo:padding="0cm" fo:border="none" style:writing-mode="lr-tb"/>
    </style:style>
    <style:style style:name="Table7.A10" style:family="table-cell">
      <style:table-cell-properties style:vertical-align="middle" fo:background-color="#e0e0e0" fo:padding-left="0.026cm" fo:padding-right="0.026cm" fo:padding-top="0.026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le7.B10" style:family="table-cell">
      <style:table-cell-properties style:vertical-align="middle" fo:background-color="#e0e0e0" fo:padding="0cm" fo:border-left="none" fo:border-right="none" fo:border-top="none" fo:border-bottom="1pt solid #000000" style:writing-mode="lr-tb">
        <style:background-image/>
      </style:table-cell-properties>
    </style:style>
    <style:style style:name="Table7.M10" style:family="table-cell">
      <style:table-cell-properties style:vertical-align="middle" fo:background-color="#e0e0e0" fo:padding="0cm" fo:border-left="none" fo:border-right="1pt solid #000000" fo:border-top="none" fo:border-bottom="1pt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3" style:family="paragraph" style:parent-style-name="Standard">
      <style:paragraph-properties style:snap-to-layout-grid="false"/>
      <style:text-properties fo:font-size="12pt" style:font-size-asian="12pt"/>
    </style:style>
    <style:style style:name="P4" style:family="paragraph" style:parent-style-name="Standard">
      <style:text-properties style:font-name="Helvetica" fo:font-weight="bold" style:font-weight-asian="bold" style:font-name-complex="Helvetica"/>
    </style:style>
    <style:style style:name="P5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Helvetica"/>
    </style:style>
    <style:style style:name="P6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Helvetica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Ari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Helvetica" fo:font-weight="bold" officeooo:paragraph-rsid="001775eb" style:font-weight-asian="bold" style:font-name-complex="Ari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Helvetica" fo:font-weight="bold" officeooo:paragraph-rsid="00212e61" style:font-weight-asian="bold" style:font-name-complex="Ari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Helvetica" fo:font-weight="bold" officeooo:rsid="000239e1" officeooo:paragraph-rsid="000239e1" style:font-weight-asian="bold" style:font-name-complex="Ari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Helvetica" fo:font-weight="bold" officeooo:rsid="00212e61" officeooo:paragraph-rsid="00212e61" style:font-weight-asian="bold" style:font-name-complex="Ari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Helvetica" fo:font-weight="bold" officeooo:rsid="0023f1ce" officeooo:paragraph-rsid="0023f1ce" style:font-weight-asian="bold" style:font-name-complex="Arial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Helvetica" fo:font-weight="bold" officeooo:rsid="002d7832" officeooo:paragraph-rsid="002d7832" style:font-weight-asian="bold" style:font-name-complex="Ari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Helvetica" fo:font-weight="bold" officeooo:rsid="003bc593" officeooo:paragraph-rsid="003bc593" style:font-weight-asian="bold" style:font-name-complex="Arial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Helvetica" fo:font-weight="bold" officeooo:rsid="004d6b5f" officeooo:paragraph-rsid="004d6b5f" style:font-weight-asian="bold" style:font-name-complex="Arial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Helvetica" fo:font-weight="bold" officeooo:rsid="0056dae3" officeooo:paragraph-rsid="0056dae3" style:font-weight-asian="bold" style:font-name-complex="Arial" style:font-weight-complex="bold"/>
    </style:style>
    <style:style style:name="P17" style:family="paragraph" style:parent-style-name="Standard">
      <style:text-properties style:font-name="Helvetica" style:font-name-complex="Helvetica"/>
    </style:style>
    <style:style style:name="P18" style:family="paragraph" style:parent-style-name="Standard">
      <style:paragraph-properties style:snap-to-layout-grid="false"/>
      <style:text-properties style:font-name="Helvetica" style:font-name-complex="Helvetica"/>
    </style:style>
    <style:style style:name="P19" style:family="paragraph" style:parent-style-name="Standard">
      <style:paragraph-properties style:snap-to-layout-grid="false"/>
      <style:text-properties style:font-name="Helvetica" officeooo:paragraph-rsid="0001a94c" style:font-name-complex="Helvetica"/>
    </style:style>
    <style:style style:name="P20" style:family="paragraph" style:parent-style-name="Standard">
      <style:paragraph-properties style:snap-to-layout-grid="false"/>
      <style:text-properties style:font-name="Helvetica" officeooo:rsid="0001a94c" officeooo:paragraph-rsid="0001a94c" style:font-name-complex="Helvetica"/>
    </style:style>
    <style:style style:name="P21" style:family="paragraph" style:parent-style-name="Standard">
      <style:paragraph-properties style:snap-to-layout-grid="false"/>
      <style:text-properties style:font-name="Helvetica" officeooo:rsid="0001a94c" officeooo:paragraph-rsid="0056dae3" style:font-name-complex="Helvetica"/>
    </style:style>
    <style:style style:name="P22" style:family="paragraph" style:parent-style-name="Standard">
      <style:paragraph-properties style:snap-to-layout-grid="false"/>
      <style:text-properties style:font-name="Helvetica" officeooo:rsid="0001a94c" officeooo:paragraph-rsid="004bd688" style:font-name-complex="Helvetica"/>
    </style:style>
    <style:style style:name="P23" style:family="paragraph" style:parent-style-name="Standard">
      <style:text-properties style:font-name="Helvetica" officeooo:rsid="0001a94c" officeooo:paragraph-rsid="0001a94c" style:font-name-complex="Helvetica"/>
    </style:style>
    <style:style style:name="P24" style:family="paragraph" style:parent-style-name="Standard">
      <style:text-properties style:font-name="Helvetica" officeooo:rsid="0001a94c" officeooo:paragraph-rsid="00571c84" style:font-name-complex="Helvetica"/>
    </style:style>
    <style:style style:name="P25" style:family="paragraph" style:parent-style-name="Standard">
      <style:paragraph-properties style:snap-to-layout-grid="false"/>
      <style:text-properties style:font-name="Helvetica" officeooo:rsid="00128e4d" officeooo:paragraph-rsid="00128e4d" style:font-name-complex="Helvetica"/>
    </style:style>
    <style:style style:name="P26" style:family="paragraph" style:parent-style-name="Standard">
      <style:paragraph-properties style:snap-to-layout-grid="false"/>
      <style:text-properties style:font-name="Helvetica" officeooo:rsid="00128e4d" officeooo:paragraph-rsid="0001a94c" style:font-name-complex="Helvetica"/>
    </style:style>
    <style:style style:name="P27" style:family="paragraph" style:parent-style-name="Standard">
      <style:paragraph-properties style:snap-to-layout-grid="false"/>
      <style:text-properties style:font-name="Helvetica" officeooo:rsid="00016591" officeooo:paragraph-rsid="0001a94c" style:font-name-complex="Helvetica"/>
    </style:style>
    <style:style style:name="P28" style:family="paragraph" style:parent-style-name="Standard">
      <style:paragraph-properties style:snap-to-layout-grid="false"/>
      <style:text-properties style:font-name="Helvetica" officeooo:rsid="00016591" officeooo:paragraph-rsid="00016591" style:font-name-complex="Helvetica"/>
    </style:style>
    <style:style style:name="P29" style:family="paragraph" style:parent-style-name="Standard">
      <style:text-properties style:font-name="Helvetica" officeooo:rsid="001d7196" officeooo:paragraph-rsid="001d7196" style:font-name-complex="Helvetica"/>
    </style:style>
    <style:style style:name="P30" style:family="paragraph" style:parent-style-name="Standard">
      <style:paragraph-properties style:snap-to-layout-grid="false"/>
      <style:text-properties style:font-name="Helvetica" officeooo:rsid="001d7196" officeooo:paragraph-rsid="001d7196" style:font-name-complex="Helvetica"/>
    </style:style>
    <style:style style:name="P31" style:family="paragraph" style:parent-style-name="Standard">
      <style:paragraph-properties style:snap-to-layout-grid="false"/>
      <style:text-properties style:font-name="Helvetica" officeooo:rsid="001d7196" officeooo:paragraph-rsid="00451515" style:font-name-complex="Helvetica"/>
    </style:style>
    <style:style style:name="P32" style:family="paragraph" style:parent-style-name="Standard">
      <style:paragraph-properties style:snap-to-layout-grid="false"/>
      <style:text-properties style:font-name="Helvetica" officeooo:rsid="0018e303" officeooo:paragraph-rsid="0018e303" style:font-name-complex="Helvetica"/>
    </style:style>
    <style:style style:name="P33" style:family="paragraph" style:parent-style-name="Standard">
      <style:paragraph-properties style:snap-to-layout-grid="false"/>
      <style:text-properties style:font-name="Helvetica" officeooo:rsid="000239e1" officeooo:paragraph-rsid="000239e1" style:font-name-complex="Helvetica"/>
    </style:style>
    <style:style style:name="P34" style:family="paragraph" style:parent-style-name="Standard">
      <style:text-properties style:font-name="Helvetica" officeooo:rsid="00220454" style:font-name-complex="Helvetica"/>
    </style:style>
    <style:style style:name="P35" style:family="paragraph" style:parent-style-name="Standard">
      <style:paragraph-properties style:snap-to-layout-grid="false"/>
      <style:text-properties style:font-name="Helvetica" officeooo:rsid="00220454" officeooo:paragraph-rsid="00220454" style:font-name-complex="Helvetica"/>
    </style:style>
    <style:style style:name="P36" style:family="paragraph" style:parent-style-name="Standard">
      <style:paragraph-properties style:snap-to-layout-grid="false"/>
      <style:text-properties style:font-name="Helvetica" officeooo:rsid="00237f7f" officeooo:paragraph-rsid="00237f7f" style:font-name-complex="Helvetica"/>
    </style:style>
    <style:style style:name="P37" style:family="paragraph" style:parent-style-name="Standard">
      <style:paragraph-properties style:snap-to-layout-grid="false"/>
      <style:text-properties style:font-name="Helvetica" officeooo:rsid="00237f7f" officeooo:paragraph-rsid="00555702" style:font-name-complex="Helvetica"/>
    </style:style>
    <style:style style:name="P38" style:family="paragraph" style:parent-style-name="Standard">
      <style:paragraph-properties style:snap-to-layout-grid="false"/>
      <style:text-properties style:font-name="Helvetica" officeooo:rsid="00237f7f" officeooo:paragraph-rsid="005d871a" style:font-name-complex="Helvetica"/>
    </style:style>
    <style:style style:name="P39" style:family="paragraph" style:parent-style-name="Standard">
      <style:paragraph-properties style:snap-to-layout-grid="false"/>
      <style:text-properties style:font-name="Helvetica" officeooo:rsid="002477fa" officeooo:paragraph-rsid="002477fa" style:font-name-complex="Helvetica"/>
    </style:style>
    <style:style style:name="P40" style:family="paragraph" style:parent-style-name="Standard">
      <style:paragraph-properties style:snap-to-layout-grid="false"/>
      <style:text-properties style:font-name="Helvetica" officeooo:rsid="002f1bc8" officeooo:paragraph-rsid="002f1bc8" style:font-name-complex="Helvetica"/>
    </style:style>
    <style:style style:name="P41" style:family="paragraph" style:parent-style-name="Standard">
      <style:paragraph-properties style:snap-to-layout-grid="false"/>
      <style:text-properties style:font-name="Helvetica" officeooo:rsid="002f1bc8" officeooo:paragraph-rsid="005d871a" style:font-name-complex="Helvetica"/>
    </style:style>
    <style:style style:name="P42" style:family="paragraph" style:parent-style-name="Standard">
      <style:paragraph-properties style:snap-to-layout-grid="false"/>
      <style:text-properties style:font-name="Helvetica" officeooo:rsid="0030ccba" officeooo:paragraph-rsid="0039d207" style:font-name-complex="Helvetica"/>
    </style:style>
    <style:style style:name="P43" style:family="paragraph" style:parent-style-name="Standard">
      <style:paragraph-properties style:snap-to-layout-grid="false"/>
      <style:text-properties style:font-name="Helvetica" officeooo:rsid="0033fced" officeooo:paragraph-rsid="0033fced" style:font-name-complex="Helvetica"/>
    </style:style>
    <style:style style:name="P44" style:family="paragraph" style:parent-style-name="Standard">
      <style:paragraph-properties style:snap-to-layout-grid="false"/>
      <style:text-properties style:font-name="Helvetica" officeooo:rsid="0033fced" officeooo:paragraph-rsid="002477fa" style:font-name-complex="Helvetica"/>
    </style:style>
    <style:style style:name="P45" style:family="paragraph" style:parent-style-name="Standard">
      <style:paragraph-properties style:snap-to-layout-grid="false"/>
      <style:text-properties style:font-name="Helvetica" officeooo:rsid="0033fced" officeooo:paragraph-rsid="005d871a" style:font-name-complex="Helvetica"/>
    </style:style>
    <style:style style:name="P46" style:family="paragraph" style:parent-style-name="Standard">
      <style:paragraph-properties style:snap-to-layout-grid="false"/>
      <style:text-properties style:font-name="Helvetica" officeooo:rsid="00345636" officeooo:paragraph-rsid="00345636" style:font-name-complex="Helvetica"/>
    </style:style>
    <style:style style:name="P47" style:family="paragraph" style:parent-style-name="Standard">
      <style:text-properties style:font-name="Helvetica" officeooo:rsid="00345636" officeooo:paragraph-rsid="00345636" style:font-name-complex="Helvetica"/>
    </style:style>
    <style:style style:name="P48" style:family="paragraph" style:parent-style-name="Standard">
      <style:paragraph-properties style:snap-to-layout-grid="false"/>
      <style:text-properties style:font-name="Helvetica" officeooo:rsid="003bc593" officeooo:paragraph-rsid="003bc593" style:font-name-complex="Helvetica"/>
    </style:style>
    <style:style style:name="P49" style:family="paragraph" style:parent-style-name="Standard">
      <style:paragraph-properties style:snap-to-layout-grid="false"/>
      <style:text-properties style:font-name="Helvetica" officeooo:rsid="00439694" officeooo:paragraph-rsid="00439694" style:font-name-complex="Helvetica"/>
    </style:style>
    <style:style style:name="P50" style:family="paragraph" style:parent-style-name="Standard">
      <style:paragraph-properties style:snap-to-layout-grid="false"/>
      <style:text-properties style:font-name="Helvetica" officeooo:rsid="00451515" officeooo:paragraph-rsid="00451515" style:font-name-complex="Helvetica"/>
    </style:style>
    <style:style style:name="P51" style:family="paragraph" style:parent-style-name="Standard">
      <style:paragraph-properties style:snap-to-layout-grid="false"/>
      <style:text-properties style:font-name="Helvetica" officeooo:rsid="004673de" officeooo:paragraph-rsid="004673de" style:font-name-complex="Helvetica"/>
    </style:style>
    <style:style style:name="P52" style:family="paragraph" style:parent-style-name="Standard">
      <style:paragraph-properties style:snap-to-layout-grid="false"/>
      <style:text-properties style:font-name="Helvetica" officeooo:rsid="004d6b5f" officeooo:paragraph-rsid="004d6b5f" style:font-name-complex="Helvetica"/>
    </style:style>
    <style:style style:name="P53" style:family="paragraph" style:parent-style-name="Standard">
      <style:paragraph-properties style:snap-to-layout-grid="false"/>
      <style:text-properties style:font-name="Helvetica" officeooo:rsid="005305e6" officeooo:paragraph-rsid="005305e6" style:font-name-complex="Helvetica"/>
    </style:style>
    <style:style style:name="P54" style:family="paragraph" style:parent-style-name="Standard">
      <style:paragraph-properties style:snap-to-layout-grid="false"/>
      <style:text-properties style:font-name="Helvetica" officeooo:rsid="004bd688" officeooo:paragraph-rsid="004bd688" style:font-name-complex="Helvetica"/>
    </style:style>
    <style:style style:name="P55" style:family="paragraph" style:parent-style-name="Standard">
      <style:paragraph-properties style:snap-to-layout-grid="false"/>
      <style:text-properties style:font-name="Helvetica" officeooo:rsid="00555702" officeooo:paragraph-rsid="00555702" style:font-name-complex="Helvetica"/>
    </style:style>
    <style:style style:name="P56" style:family="paragraph" style:parent-style-name="Standard">
      <style:paragraph-properties style:snap-to-layout-grid="false"/>
      <style:text-properties style:font-name="Helvetica" officeooo:rsid="00555702" officeooo:paragraph-rsid="0056dae3" style:font-name-complex="Helvetica"/>
    </style:style>
    <style:style style:name="P57" style:family="paragraph" style:parent-style-name="Standard">
      <style:paragraph-properties style:snap-to-layout-grid="false"/>
      <style:text-properties style:font-name="Helvetica" officeooo:rsid="00555702" officeooo:paragraph-rsid="005b80f2" style:font-name-complex="Helvetica"/>
    </style:style>
    <style:style style:name="P58" style:family="paragraph" style:parent-style-name="Standard">
      <style:paragraph-properties style:snap-to-layout-grid="false"/>
      <style:text-properties style:font-name="Helvetica" officeooo:rsid="0056dae3" officeooo:paragraph-rsid="0056dae3" style:font-name-complex="Helvetica"/>
    </style:style>
    <style:style style:name="P59" style:family="paragraph" style:parent-style-name="Standard">
      <style:paragraph-properties style:snap-to-layout-grid="false"/>
      <style:text-properties style:font-name="Helvetica" officeooo:rsid="0059a946" officeooo:paragraph-rsid="0059a946" style:font-name-complex="Helvetica"/>
    </style:style>
    <style:style style:name="P60" style:family="paragraph" style:parent-style-name="Standard">
      <style:paragraph-properties style:snap-to-layout-grid="false"/>
      <style:text-properties style:font-name="Helvetica" officeooo:rsid="005b80f2" officeooo:paragraph-rsid="005b80f2" style:font-name-complex="Helvetica"/>
    </style:style>
    <style:style style:name="P61" style:family="paragraph" style:parent-style-name="Standard">
      <style:paragraph-properties fo:text-align="start" style:justify-single-word="false"/>
      <style:text-properties style:font-name="Helvetica" style:font-name-complex="Helvetica"/>
    </style:style>
    <style:style style:name="P62" style:family="paragraph" style:parent-style-name="Standard">
      <style:text-properties style:font-name="Helvetica" fo:font-size="12pt" style:font-size-asian="12pt" style:font-name-complex="Helvetica" style:font-size-complex="12pt"/>
    </style:style>
    <style:style style:name="P63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 style:font-size-complex="12pt" style:font-weight-complex="bold"/>
    </style:style>
    <style:style style:name="P64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 style:font-size-complex="12pt"/>
    </style:style>
    <style:style style:name="P65" style:family="paragraph" style:parent-style-name="Standard">
      <style:paragraph-properties fo:text-align="center" style:justify-single-word="false"/>
      <style:text-properties style:font-name="Helvetica" style:font-name-complex="Arial"/>
    </style:style>
    <style:style style:name="P66" style:family="paragraph" style:parent-style-name="Standard">
      <style:paragraph-properties style:snap-to-layout-grid="false"/>
      <style:text-properties style:font-name="Helvetica" officeooo:rsid="00128e4d" officeooo:paragraph-rsid="00128e4d" style:font-name-complex="Arial"/>
    </style:style>
    <style:style style:name="P67" style:family="paragraph" style:parent-style-name="Standard">
      <style:paragraph-properties fo:text-align="center" style:justify-single-word="false"/>
      <style:text-properties style:font-name="Helvetica" officeooo:rsid="00128e4d" officeooo:paragraph-rsid="00128e4d" style:font-name-complex="Arial"/>
    </style:style>
    <style:style style:name="P68" style:family="paragraph" style:parent-style-name="Standard">
      <style:paragraph-properties fo:text-align="center" style:justify-single-word="false"/>
      <style:text-properties style:font-name="Helvetica" officeooo:rsid="0018e303" officeooo:paragraph-rsid="0018e303" style:font-name-complex="Arial"/>
    </style:style>
    <style:style style:name="P69" style:family="paragraph" style:parent-style-name="Standard">
      <style:paragraph-properties fo:text-align="center" style:justify-single-word="false"/>
      <style:text-properties style:font-name="Helvetica" officeooo:rsid="000239e1" officeooo:paragraph-rsid="000239e1" style:font-name-complex="Arial"/>
    </style:style>
    <style:style style:name="P70" style:family="paragraph" style:parent-style-name="Standard">
      <style:paragraph-properties style:snap-to-layout-grid="false"/>
      <style:text-properties style:font-name="Helvetica" officeooo:rsid="001775eb" officeooo:paragraph-rsid="001775eb" style:font-name-complex="Arial"/>
    </style:style>
    <style:style style:name="P71" style:family="paragraph" style:parent-style-name="Standard">
      <style:paragraph-properties fo:text-align="center" style:justify-single-word="false"/>
      <style:text-properties style:font-name="Helvetica" officeooo:rsid="001775eb" officeooo:paragraph-rsid="001775eb" style:font-name-complex="Arial"/>
    </style:style>
    <style:style style:name="P72" style:family="paragraph" style:parent-style-name="Standard">
      <style:paragraph-properties fo:text-align="center" style:justify-single-word="false"/>
      <style:text-properties style:font-name="Helvetica" officeooo:rsid="00220454" officeooo:paragraph-rsid="00220454" style:font-name-complex="Arial"/>
    </style:style>
    <style:style style:name="P73" style:family="paragraph" style:parent-style-name="Standard">
      <style:paragraph-properties fo:text-align="center" style:justify-single-word="false"/>
      <style:text-properties style:font-name="Helvetica" officeooo:rsid="00296a30" officeooo:paragraph-rsid="00296a30" style:font-name-complex="Arial"/>
    </style:style>
    <style:style style:name="P74" style:family="paragraph" style:parent-style-name="Standard">
      <style:paragraph-properties fo:text-align="center" style:justify-single-word="false"/>
      <style:text-properties style:font-name="Helvetica" officeooo:rsid="002f1bc8" officeooo:paragraph-rsid="002f1bc8" style:font-name-complex="Arial"/>
    </style:style>
    <style:style style:name="P75" style:family="paragraph" style:parent-style-name="Standard">
      <style:paragraph-properties fo:text-align="center" style:justify-single-word="false"/>
      <style:text-properties style:font-name="Helvetica" officeooo:rsid="0035c498" officeooo:paragraph-rsid="0035c498" style:font-name-complex="Arial"/>
    </style:style>
    <style:style style:name="P76" style:family="paragraph" style:parent-style-name="Standard">
      <style:paragraph-properties fo:text-align="center" style:justify-single-word="false"/>
      <style:text-properties style:font-name="Helvetica" officeooo:rsid="0037c0ca" officeooo:paragraph-rsid="0037c0ca" style:font-name-complex="Arial"/>
    </style:style>
    <style:style style:name="P77" style:family="paragraph" style:parent-style-name="Standard">
      <style:paragraph-properties fo:text-align="center" style:justify-single-word="false"/>
      <style:text-properties style:font-name="Helvetica" officeooo:rsid="0037c29f" officeooo:paragraph-rsid="0037c29f" style:font-name-complex="Arial"/>
    </style:style>
    <style:style style:name="P78" style:family="paragraph" style:parent-style-name="Standard">
      <style:paragraph-properties fo:text-align="center" style:justify-single-word="false" style:snap-to-layout-grid="false"/>
      <style:text-properties style:font-name="Helvetica" officeooo:rsid="0037c29f" officeooo:paragraph-rsid="0037c29f" style:font-name-complex="Arial"/>
    </style:style>
    <style:style style:name="P79" style:family="paragraph" style:parent-style-name="Standard">
      <style:paragraph-properties fo:text-align="center" style:justify-single-word="false"/>
      <style:text-properties style:font-name="Helvetica" officeooo:rsid="003d3acd" officeooo:paragraph-rsid="003d3acd" style:font-name-complex="Arial"/>
    </style:style>
    <style:style style:name="P80" style:family="paragraph" style:parent-style-name="Standard">
      <style:paragraph-properties fo:text-align="center" style:justify-single-word="false"/>
      <style:text-properties style:font-name="Helvetica" officeooo:rsid="003bc593" officeooo:paragraph-rsid="003bc593" style:font-name-complex="Arial"/>
    </style:style>
    <style:style style:name="P81" style:family="paragraph" style:parent-style-name="Standard">
      <style:paragraph-properties fo:text-align="center" style:justify-single-word="false"/>
      <style:text-properties style:font-name="Helvetica" officeooo:rsid="003e227c" officeooo:paragraph-rsid="003e227c" style:font-name-complex="Arial"/>
    </style:style>
    <style:style style:name="P82" style:family="paragraph" style:parent-style-name="Standard">
      <style:paragraph-properties fo:text-align="center" style:justify-single-word="false"/>
      <style:text-properties style:font-name="Helvetica" officeooo:rsid="003e227c" officeooo:paragraph-rsid="004d6b5f" style:font-name-complex="Arial"/>
    </style:style>
    <style:style style:name="P83" style:family="paragraph" style:parent-style-name="Standard">
      <style:paragraph-properties fo:text-align="center" style:justify-single-word="false"/>
      <style:text-properties style:font-name="Helvetica" officeooo:rsid="0041e547" officeooo:paragraph-rsid="0041e547" style:font-name-complex="Arial"/>
    </style:style>
    <style:style style:name="P84" style:family="paragraph" style:parent-style-name="Standard">
      <style:paragraph-properties fo:text-align="center" style:justify-single-word="false"/>
      <style:text-properties style:font-name="Helvetica" officeooo:rsid="004d6b5f" officeooo:paragraph-rsid="004d6b5f" style:font-name-complex="Arial"/>
    </style:style>
    <style:style style:name="P85" style:family="paragraph" style:parent-style-name="Standard">
      <style:paragraph-properties fo:text-align="center" style:justify-single-word="false"/>
      <style:text-properties style:font-name="Helvetica" officeooo:rsid="004f50d6" officeooo:paragraph-rsid="004f50d6" style:font-name-complex="Arial"/>
    </style:style>
    <style:style style:name="P86" style:family="paragraph" style:parent-style-name="Standard">
      <style:paragraph-properties fo:text-align="center" style:justify-single-word="false"/>
      <style:text-properties style:font-name="Helvetica" officeooo:rsid="0050bb37" officeooo:paragraph-rsid="0050bb37" style:font-name-complex="Arial"/>
    </style:style>
    <style:style style:name="P87" style:family="paragraph" style:parent-style-name="Standard">
      <style:paragraph-properties fo:text-align="center" style:justify-single-word="false"/>
      <style:text-properties style:font-name="Helvetica" officeooo:rsid="005201b1" officeooo:paragraph-rsid="005201b1" style:font-name-complex="Arial"/>
    </style:style>
    <style:style style:name="P88" style:family="paragraph" style:parent-style-name="Standard">
      <style:paragraph-properties fo:text-align="center" style:justify-single-word="false"/>
      <style:text-properties style:font-name="Helvetica" officeooo:rsid="00571c84" officeooo:paragraph-rsid="00571c84" style:font-name-complex="Arial"/>
    </style:style>
    <style:style style:name="P89" style:family="paragraph" style:parent-style-name="Standard">
      <style:paragraph-properties fo:text-align="center" style:justify-single-word="false"/>
      <style:text-properties style:font-name="Helvetica" officeooo:rsid="0056dae3" officeooo:paragraph-rsid="0056dae3" style:font-name-complex="Arial"/>
    </style:style>
    <style:style style:name="P90" style:family="paragraph" style:parent-style-name="Standard">
      <style:paragraph-properties fo:text-align="center" style:justify-single-word="false"/>
      <style:text-properties style:font-name="Helvetica" officeooo:rsid="00585834" officeooo:paragraph-rsid="00585834" style:font-name-complex="Arial"/>
    </style:style>
    <style:style style:name="P91" style:family="paragraph" style:parent-style-name="Standard">
      <style:paragraph-properties fo:text-align="center" style:justify-single-word="false" style:snap-to-layout-grid="false"/>
      <style:text-properties style:font-name="Helvetica" officeooo:rsid="0059a946" officeooo:paragraph-rsid="0059a946" style:font-name-complex="Arial"/>
    </style:style>
    <style:style style:name="P92" style:family="paragraph" style:parent-style-name="Standard">
      <style:paragraph-properties fo:text-align="center" style:justify-single-word="false"/>
      <style:text-properties style:font-name="Helvetica" officeooo:rsid="0059a946" officeooo:paragraph-rsid="0059a946" style:font-name-complex="Arial"/>
    </style:style>
    <style:style style:name="P93" style:family="paragraph" style:parent-style-name="Standard">
      <style:paragraph-properties fo:text-align="center" style:justify-single-word="false"/>
      <style:text-properties style:font-name="Helvetica" fo:background-color="#23ff23" style:font-name-complex="Helvetica"/>
    </style:style>
    <style:style style:name="P94" style:family="paragraph" style:parent-style-name="Standard">
      <style:paragraph-properties style:snap-to-layout-grid="false"/>
      <style:text-properties style:font-name="Helvetica" fo:language="de" fo:country="DE" officeooo:rsid="00439694" officeooo:paragraph-rsid="00439694" style:font-name-complex="Helvetica"/>
    </style:style>
    <style:style style:name="P95" style:family="paragraph" style:parent-style-name="Standard">
      <style:paragraph-properties style:snap-to-layout-grid="false"/>
      <style:text-properties fo:color="#000000" style:font-name="Helvetica" officeooo:rsid="000b0d83" officeooo:paragraph-rsid="000b0d83" style:font-name-complex="Helvetica"/>
    </style:style>
    <style:style style:name="P96" style:family="paragraph" style:parent-style-name="Standard">
      <style:paragraph-properties style:snap-to-layout-grid="false"/>
      <style:text-properties fo:color="#000000" style:font-name="Helvetica" officeooo:rsid="00128e4d" officeooo:paragraph-rsid="00128e4d" style:font-name-complex="Helvetica"/>
    </style:style>
    <style:style style:name="P97" style:family="paragraph" style:parent-style-name="Standard">
      <style:paragraph-properties style:snap-to-layout-grid="false"/>
      <style:text-properties fo:color="#000000" style:font-name="Helvetica" officeooo:rsid="00128e4d" officeooo:paragraph-rsid="000b0d83" style:font-name-complex="Helvetica"/>
    </style:style>
    <style:style style:name="P98" style:family="paragraph" style:parent-style-name="Standard">
      <style:paragraph-properties style:snap-to-layout-grid="false"/>
      <style:text-properties fo:color="#000000" style:font-name="Helvetica" officeooo:rsid="000239e1" officeooo:paragraph-rsid="000239e1" style:font-name-complex="Helvetica"/>
    </style:style>
    <style:style style:name="P99" style:family="paragraph" style:parent-style-name="Standard">
      <style:text-properties fo:color="#ff0000" style:font-name="Helvetica" style:font-name-complex="Helvetica"/>
    </style:style>
    <style:style style:name="P100" style:family="paragraph" style:parent-style-name="Standard">
      <style:paragraph-properties style:snap-to-layout-grid="false"/>
      <style:text-properties fo:color="#ff0000" style:font-name="Helvetica" style:font-name-complex="Helvetica"/>
    </style:style>
    <style:style style:name="P101" style:family="paragraph" style:parent-style-name="Standard">
      <style:paragraph-properties style:snap-to-layout-grid="false"/>
      <style:text-properties fo:color="#ff0000" style:font-name="Helvetica" officeooo:paragraph-rsid="00128e4d" style:font-name-complex="Helvetica"/>
    </style:style>
    <style:style style:name="P102" style:family="paragraph" style:parent-style-name="Standard">
      <style:paragraph-properties style:snap-to-layout-grid="false"/>
      <style:text-properties fo:color="#ff0000" style:font-name="Helvetica" officeooo:paragraph-rsid="0018e303" style:font-name-complex="Helvetica"/>
    </style:style>
    <style:style style:name="P103" style:family="paragraph" style:parent-style-name="Standard">
      <style:text-properties fo:color="#ff0000" style:font-name="Helvetica" officeooo:rsid="0001a94c" officeooo:paragraph-rsid="0001a94c" style:font-name-complex="Helvetica"/>
    </style:style>
    <style:style style:name="P104" style:family="paragraph" style:parent-style-name="Standard">
      <style:text-properties fo:color="#ff0000" style:font-name="Helvetica" officeooo:rsid="000239e1" officeooo:paragraph-rsid="000239e1" style:font-name-complex="Helvetica"/>
    </style:style>
    <style:style style:name="P105" style:family="paragraph" style:parent-style-name="Standard">
      <style:paragraph-properties style:snap-to-layout-grid="false"/>
      <style:text-properties fo:color="#ff0000" style:font-name="Helvetica" officeooo:rsid="000239e1" officeooo:paragraph-rsid="000239e1" style:font-name-complex="Helvetica"/>
    </style:style>
    <style:style style:name="P106" style:family="paragraph" style:parent-style-name="Standard">
      <style:text-properties fo:color="#ff0000" style:font-name="Helvetica" officeooo:rsid="00128e4d" style:font-name-complex="Helvetica"/>
    </style:style>
    <style:style style:name="P107" style:family="paragraph" style:parent-style-name="Standard">
      <style:paragraph-properties style:snap-to-layout-grid="false"/>
      <style:text-properties fo:color="#ff0000" style:font-name="Helvetica" officeooo:rsid="00128e4d" officeooo:paragraph-rsid="00128e4d" style:font-name-complex="Helvetica"/>
    </style:style>
    <style:style style:name="P108" style:family="paragraph" style:parent-style-name="Standard">
      <style:paragraph-properties style:snap-to-layout-grid="false"/>
      <style:text-properties fo:color="#ff0000" style:font-name="Helvetica" officeooo:rsid="00128e4d" officeooo:paragraph-rsid="00220454" style:font-name-complex="Helvetica"/>
    </style:style>
    <style:style style:name="P109" style:family="paragraph" style:parent-style-name="Standard">
      <style:paragraph-properties style:snap-to-layout-grid="false"/>
      <style:text-properties fo:color="#ff0000" style:font-name="Helvetica" officeooo:rsid="00220454" officeooo:paragraph-rsid="00220454" style:font-name-complex="Helvetica"/>
    </style:style>
    <style:style style:name="P110" style:family="paragraph" style:parent-style-name="Standard">
      <style:paragraph-properties style:snap-to-layout-grid="false"/>
      <style:text-properties fo:color="#ff0000" style:font-name="Helvetica" officeooo:rsid="002477fa" officeooo:paragraph-rsid="002477fa" style:font-name-complex="Helvetica"/>
    </style:style>
    <style:style style:name="P111" style:family="paragraph" style:parent-style-name="Standard">
      <style:paragraph-properties style:snap-to-layout-grid="false"/>
      <style:text-properties fo:color="#ff0000" style:font-name="Helvetica" officeooo:rsid="0033fced" officeooo:paragraph-rsid="0033fced" style:font-name-complex="Helvetica"/>
    </style:style>
    <style:style style:name="P112" style:family="paragraph" style:parent-style-name="Standard">
      <style:paragraph-properties style:snap-to-layout-grid="false"/>
      <style:text-properties fo:color="#ff0000" style:font-name="Helvetica" officeooo:rsid="004d6b5f" officeooo:paragraph-rsid="004d6b5f" style:font-name-complex="Helvetica"/>
    </style:style>
    <style:style style:name="P113" style:family="paragraph" style:parent-style-name="Standard">
      <style:paragraph-properties fo:text-align="center" style:justify-single-word="false" fo:background-color="#23ff23">
        <style:background-image/>
      </style:paragraph-properties>
      <style:text-properties style:font-name="Helvetica" officeooo:rsid="00237f7f" officeooo:paragraph-rsid="00237f7f" fo:background-color="#23ff23" style:font-name-complex="Helvetica"/>
    </style:style>
    <style:style style:name="P114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4673de" officeooo:paragraph-rsid="004673de" style:font-name-complex="Helvetica"/>
    </style:style>
    <style:style style:name="P115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59a946" officeooo:paragraph-rsid="0059a946" style:font-name-complex="Helvetica"/>
    </style:style>
    <style:style style:name="P116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585834" officeooo:paragraph-rsid="00585834" fo:background-color="transparent" style:font-name-complex="Helvetica"/>
    </style:style>
    <style:style style:name="P117" style:family="paragraph" style:parent-style-name="Standard">
      <style:paragraph-properties style:snap-to-layout-grid="false"/>
      <style:text-properties style:font-name="Helvetica" officeooo:rsid="005d871a" officeooo:paragraph-rsid="005d871a" style:font-name-complex="Helvetica"/>
    </style:style>
    <style:style style:name="P118" style:family="paragraph" style:parent-style-name="Standard" style:list-style-name="L1">
      <style:text-properties style:font-name="Helvetica" officeooo:rsid="0035c498" officeooo:paragraph-rsid="0035c498" style:font-name-complex="Helvetica"/>
    </style:style>
    <style:style style:name="P119" style:family="paragraph" style:parent-style-name="Standard" style:list-style-name="L1">
      <style:text-properties style:font-name="Helvetica" officeooo:rsid="004a1ec1" officeooo:paragraph-rsid="004a1ec1" style:font-name-complex="Helvetica"/>
    </style:style>
    <style:style style:name="P120" style:family="paragraph" style:parent-style-name="Standard" style:list-style-name="L1">
      <style:text-properties style:font-name="Helvetica" officeooo:rsid="003e227c" officeooo:paragraph-rsid="003e227c" style:font-name-complex="Helvetica"/>
    </style:style>
    <style:style style:name="P121" style:family="paragraph" style:parent-style-name="Standard" style:list-style-name="L1">
      <style:text-properties style:font-name="Helvetica" officeooo:rsid="0059a946" officeooo:paragraph-rsid="0059a946" style:font-name-complex="Helvetica"/>
    </style:style>
    <style:style style:name="P122" style:family="paragraph" style:parent-style-name="Standard" style:list-style-name="L1">
      <style:text-properties style:font-name="Helvetica" officeooo:rsid="005dfbda" officeooo:paragraph-rsid="005dfbda" style:font-name-complex="Helvetica"/>
    </style:style>
    <style:style style:name="P123" style:family="paragraph" style:parent-style-name="Standard">
      <style:paragraph-properties style:snap-to-layout-grid="false"/>
      <style:text-properties style:font-name="Helvetica" officeooo:rsid="00451515" officeooo:paragraph-rsid="005e996a" style:font-name-complex="Helvetica"/>
    </style:style>
    <style:style style:name="P124" style:family="paragraph" style:parent-style-name="Standard">
      <style:paragraph-properties style:snap-to-layout-grid="false"/>
      <style:text-properties style:font-name="Helvetica" officeooo:rsid="001d7196" officeooo:paragraph-rsid="005e996a" style:font-name-complex="Helvetica"/>
    </style:style>
    <style:style style:name="P125" style:family="paragraph" style:parent-style-name="Standard">
      <style:paragraph-properties fo:text-align="center" style:justify-single-word="false"/>
      <style:text-properties style:font-name="Helvetica" fo:font-weight="bold" officeooo:rsid="005dfbda" officeooo:paragraph-rsid="005dfbda" style:font-weight-asian="bold" style:font-name-complex="Arial" style:font-weight-complex="bold"/>
    </style:style>
    <style:style style:name="P126" style:family="paragraph" style:parent-style-name="Standard">
      <style:paragraph-properties fo:text-align="center" style:justify-single-word="false"/>
      <style:text-properties style:font-name="Helvetica" officeooo:rsid="005dfbda" officeooo:paragraph-rsid="005dfbda" style:font-name-complex="Arial"/>
    </style:style>
    <style:style style:name="P127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5d871a" officeooo:paragraph-rsid="005d871a" style:font-name-complex="Helvetica"/>
    </style:style>
    <style:style style:name="P128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59a946" officeooo:paragraph-rsid="005e996a" style:font-name-complex="Helvetica"/>
    </style:style>
    <style:style style:name="P12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5dfbda" officeooo:paragraph-rsid="005e996a" style:font-name-complex="Arial"/>
    </style:style>
    <style:style style:name="P130" style:family="paragraph" style:parent-style-name="Standard">
      <style:paragraph-properties fo:text-align="center" style:justify-single-word="false" fo:background-color="#ffff00">
        <style:background-image/>
      </style:paragraph-properties>
      <style:text-properties style:font-name="Helvetica" officeooo:rsid="005dfbda" officeooo:paragraph-rsid="005dfbda" style:font-name-complex="Arial"/>
    </style:style>
    <style:style style:name="P131" style:family="paragraph" style:parent-style-name="Heading_20_1">
      <style:paragraph-properties style:snap-to-layout-grid="false"/>
      <style:text-properties fo:language="hr" fo:country="HR" fo:font-weight="bold" style:language-asian="zxx" style:country-asian="none" style:font-weight-asian="bold"/>
    </style:style>
    <style:style style:name="P132" style:family="paragraph" style:parent-style-name="Heading_20_1">
      <style:paragraph-properties style:snap-to-layout-grid="false"/>
      <style:text-properties fo:font-weight="bold" style:font-weight-asian="bold"/>
    </style:style>
    <style:style style:name="P133" style:family="paragraph" style:parent-style-name="Heading_20_1">
      <style:text-properties style:font-name="Helvetica" fo:font-size="10pt" fo:font-weight="bold" style:font-size-asian="10pt" style:font-weight-asian="bold" style:font-name-complex="Helvetica"/>
    </style:style>
    <style:style style:name="P134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135" style:family="paragraph" style:parent-style-name="Heading_20_2">
      <style:paragraph-properties fo:text-align="start" style:justify-single-word="false"/>
      <style:text-properties style:font-name="Helvetica" style:font-name-complex="Helvetica"/>
    </style:style>
    <style:style style:name="P136" style:family="paragraph" style:parent-style-name="Heading_20_3">
      <style:paragraph-properties style:snap-to-layout-grid="false"/>
      <style:text-properties fo:font-weight="bold" style:font-weight-asian="bold"/>
    </style:style>
    <style:style style:name="P137" style:family="paragraph" style:parent-style-name="Heading_20_3">
      <style:text-properties style:font-name="Helvetica" fo:font-size="10pt" style:font-size-asian="10pt" style:font-name-complex="Helvetica"/>
    </style:style>
    <style:style style:name="P138" style:family="paragraph" style:parent-style-name="Heading_20_3">
      <style:paragraph-properties fo:text-align="center" style:justify-single-word="false"/>
      <style:text-properties style:font-name="Helvetica" fo:font-size="10pt" officeooo:rsid="001cb76c" officeooo:paragraph-rsid="001cb76c" style:font-size-asian="10pt" style:font-name-complex="Helvetica"/>
    </style:style>
    <style:style style:name="P139" style:family="paragraph" style:parent-style-name="Heading_20_3">
      <style:text-properties style:font-name="Helvetica" fo:font-size="10pt" fo:language="de" fo:country="DE" style:font-size-asian="10pt" style:font-name-complex="Helvetica"/>
    </style:style>
    <style:style style:name="T1" style:family="text">
      <style:text-properties officeooo:rsid="0001a94c"/>
    </style:style>
    <style:style style:name="T2" style:family="text">
      <style:text-properties officeooo:rsid="0010b292"/>
    </style:style>
    <style:style style:name="T3" style:family="text">
      <style:text-properties officeooo:rsid="00128e4d"/>
    </style:style>
    <style:style style:name="T4" style:family="text">
      <style:text-properties officeooo:rsid="0018e303"/>
    </style:style>
    <style:style style:name="T5" style:family="text">
      <style:text-properties officeooo:rsid="000239e1"/>
    </style:style>
    <style:style style:name="T6" style:family="text">
      <style:text-properties officeooo:rsid="00220454"/>
    </style:style>
    <style:style style:name="T7" style:family="text">
      <style:text-properties officeooo:rsid="002477fa"/>
    </style:style>
    <style:style style:name="T8" style:family="text">
      <style:text-properties officeooo:rsid="002d7832"/>
    </style:style>
    <style:style style:name="T9" style:family="text">
      <style:text-properties officeooo:rsid="002f1bc8"/>
    </style:style>
    <style:style style:name="T10" style:family="text">
      <style:text-properties officeooo:rsid="0033fced"/>
    </style:style>
    <style:style style:name="T11" style:family="text">
      <style:text-properties officeooo:rsid="00345636"/>
    </style:style>
    <style:style style:name="T12" style:family="text">
      <style:text-properties officeooo:rsid="003bc593"/>
    </style:style>
    <style:style style:name="T13" style:family="text">
      <style:text-properties officeooo:rsid="003e227c"/>
    </style:style>
    <style:style style:name="T14" style:family="text">
      <style:text-properties officeooo:rsid="00439694"/>
    </style:style>
    <style:style style:name="T15" style:family="text">
      <style:text-properties officeooo:rsid="004a1ec1"/>
    </style:style>
    <style:style style:name="T16" style:family="text">
      <style:text-properties officeooo:rsid="004bd688"/>
    </style:style>
    <style:style style:name="T17" style:family="text">
      <style:text-properties officeooo:rsid="004d6b5f"/>
    </style:style>
    <style:style style:name="T18" style:family="text">
      <style:text-properties officeooo:rsid="004f50d6"/>
    </style:style>
    <style:style style:name="T19" style:family="text">
      <style:text-properties officeooo:rsid="005301bc"/>
    </style:style>
    <style:style style:name="T20" style:family="text">
      <style:text-properties officeooo:rsid="00555702"/>
    </style:style>
    <style:style style:name="T21" style:family="text">
      <style:text-properties officeooo:rsid="0056dae3"/>
    </style:style>
    <style:style style:name="T22" style:family="text">
      <style:text-properties officeooo:rsid="00571c84"/>
    </style:style>
    <style:style style:name="T23" style:family="text">
      <style:text-properties officeooo:rsid="005837a6"/>
    </style:style>
    <style:style style:name="T24" style:family="text">
      <style:text-properties officeooo:rsid="0059a946"/>
    </style:style>
    <style:style style:name="T25" style:family="text">
      <style:text-properties officeooo:rsid="005b80f2"/>
    </style:style>
    <style:style style:name="T26" style:family="text">
      <style:text-properties officeooo:rsid="005d871a"/>
    </style:style>
    <style:style style:name="T27" style:family="text">
      <style:text-properties officeooo:rsid="005dfbda"/>
    </style:style>
    <style:style style:name="T28" style:family="text">
      <style:text-properties officeooo:rsid="005e996a"/>
    </style:style>
    <style:style style:name="T29" style:family="text"/>
    <style:style style:name="fr1" style:family="graphic" style:parent-style-name="Frame">
      <style:graphic-properties fo:margin-left="0.249cm" fo:margin-right="0.249cm"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31" text:outline-level="1"><draw:frame draw:style-name="fr2" draw:name="graphics1" text:anchor-type="char" svg:x="4.588cm" svg:y="0.307cm" svg:width="1.91cm" svg:height="1.88cm" draw:z-index="3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3" draw:name="graphics2" text:anchor-type="char" svg:x="1.416cm" svg:y="0.63cm" svg:width="2.854cm" svg:height="1.265cm" draw:z-index="1"><draw:image xlink:href="Pictures/100002000000013D0000008D8F07C93C.png" xlink:type="simple" xlink:show="embed" xlink:actuate="onLoad"/></draw:frame><draw:frame draw:style-name="fr3" draw:name="graphics3" text:anchor-type="char" svg:x="0cm" svg:y="0cm" svg:width="1.235cm" svg:height="2.2cm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134" text:outline-level="2">Summary 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32" text:outline-level="1"/>
          </table:table-cell>
          <table:table-cell table:style-name="Table1.A2" table:number-columns-spanned="2" office:value-type="string">
            <text:h text:style-name="P136" text:outline-level="3"/>
          </table:table-cell>
          <table:covered-table-cell/>
          <table:table-cell table:style-name="Table1.A2" table:number-columns-spanned="2" office:value-type="string">
            <text:p text:style-name="P2"/>
          </table:table-cell>
          <table:covered-table-cell/>
          <table:table-cell table:style-name="Table1.A2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h text:style-name="P133" text:outline-level="1">Project</text:h>
          </table:table-cell>
          <table:table-cell table:style-name="Table1.A3" table:number-columns-spanned="3" office:value-type="string">
            <text:h text:style-name="P138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4">Week</text:p>
          </table:table-cell>
          <table:table-cell table:style-name="Table1.F3" office:value-type="string">
            <text:p text:style-name="P94">5<text:span text:style-name="T26">2</text:span></text:p>
          </table:table-cell>
        </table:table-row>
        <table:table-row table:style-name="Table1.3">
          <table:table-cell table:style-name="Table1.A3" office:value-type="string">
            <text:h text:style-name="P139" text:outline-level="3">Responsible</text:h>
          </table:table-cell>
          <table:table-cell table:style-name="Table1.A3" table:number-columns-spanned="3" office:value-type="string">
            <text:p text:style-name="P17">Andrea Bottoli</text:p>
          </table:table-cell>
          <table:covered-table-cell/>
          <table:covered-table-cell/>
          <table:table-cell table:style-name="Table1.A3" office:value-type="string">
            <text:h text:style-name="P137" text:outline-level="3">Date</text:h>
          </table:table-cell>
          <table:table-cell table:style-name="Table1.F3" office:value-type="string">
            <text:p text:style-name="P18"><text:span text:style-name="T26">30</text:span>.1<text:span text:style-name="T8">2</text:span>.2013</text:p>
          </table:table-cell>
        </table:table-row>
        <table:table-row table:style-name="Table1.5">
          <table:table-cell table:style-name="Table1.A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h text:style-name="P135" text:outline-level="2">Executive Summary</text:h>
      <text:p text:style-name="P17"/>
      <text:p text:style-name="P62">Timeliness</text:p>
      <text:p text:style-name="P1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3">General Project Status</text:p>
          </table:table-cell>
          <table:table-cell table:style-name="Table2.B1" office:value-type="string">
            <text:p text:style-name="P64">Fulfillment of Next Milestone</text:p>
          </table:table-cell>
        </table:table-row>
        <table:table-row table:style-name="Table2.2">
          <table:table-cell table:style-name="Table2.A2" office:value-type="string">
            <text:p text:style-name="P93">on track</text:p>
          </table:table-cell>
          <table:table-cell table:style-name="Table2.B2" office:value-type="string">
            <text:p text:style-name="P113"><text:span text:style-name="T23">o</text:span><text:span text:style-name="T8">n</text:span> <text:span text:style-name="T23">s</text:span>chedule</text:p>
          </table:table-cell>
        </table:table-row>
      </table:table>
      <text:p text:style-name="P17"/>
      <text:p text:style-name="P17"/>
      <text:h text:style-name="P135" text:outline-level="2">Results This Week</text:h>
      <text:p text:style-name="P1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6">Activity Owner(s)</text:p>
          </table:table-cell>
          <table:table-cell table:style-name="Table3.A1" office:value-type="string">
            <text:p text:style-name="P6">Activity</text:p>
          </table:table-cell>
          <table:table-cell table:style-name="Table3.A1" office:value-type="string">
            <text:p text:style-name="P6">Workload</text:p>
          </table:table-cell>
          <table:table-cell table:style-name="Table3.A1" office:value-type="string">
            <text:p text:style-name="P6">Fore cast</text:p>
          </table:table-cell>
          <table:table-cell table:style-name="Table3.E1" office:value-type="string">
            <text:p text:style-name="P6">Result / Comment</text:p>
          </table:table-cell>
        </table:table-row>
        <table:table-row table:style-name="Table3.1">
          <table:table-cell table:style-name="Table3.A2" office:value-type="string">
            <text:p text:style-name="P20">All</text:p>
          </table:table-cell>
          <table:table-cell table:style-name="Table3.B2" office:value-type="string">
            <text:p text:style-name="P20">Monday Meeting</text:p>
          </table:table-cell>
          <table:table-cell table:style-name="Table3.C2" office:value-type="string">
            <text:p text:style-name="P29">1</text:p>
          </table:table-cell>
          <table:table-cell table:style-name="Table3.D2" office:value-type="string">
            <text:p text:style-name="P29">2</text:p>
          </table:table-cell>
          <table:table-cell table:style-name="Table3.E2" office:value-type="string">
            <text:p text:style-name="P20">Internal meeting to discuss problems, project status and questions for customers</text:p>
          </table:table-cell>
        </table:table-row>
        <table:table-row table:style-name="Table3.1">
          <table:table-cell table:style-name="Table3.A3" office:value-type="string">
            <text:p text:style-name="P25">All</text:p>
          </table:table-cell>
          <table:table-cell table:style-name="Table3.B3" office:value-type="string">
            <text:p text:style-name="P25">Week Report</text:p>
          </table:table-cell>
          <table:table-cell table:style-name="Table3.C3" office:value-type="string">
            <text:p text:style-name="P30">1</text:p>
          </table:table-cell>
          <table:table-cell table:style-name="Table3.D3" office:value-type="string">
            <text:p text:style-name="P25">1</text:p>
          </table:table-cell>
          <table:table-cell table:style-name="Table3.E3" office:value-type="string">
            <text:p text:style-name="P27">Write the week report</text:p>
          </table:table-cell>
        </table:table-row>
        <table:table-row table:style-name="Table3.1">
          <table:table-cell table:style-name="Table3.A4" office:value-type="string">
            <text:p text:style-name="P30">Andrea Bottoli</text:p>
          </table:table-cell>
          <table:table-cell table:style-name="Table3.B4" office:value-type="string">
            <text:p text:style-name="P30">Update tasks <text:span text:style-name="T9">and meeting agendas</text:span></text:p>
          </table:table-cell>
          <table:table-cell table:style-name="Table3.C4" office:value-type="string">
            <text:p text:style-name="P117">1</text:p>
          </table:table-cell>
          <table:table-cell table:style-name="Table3.D4" office:value-type="string">
            <text:p text:style-name="P40">3</text:p>
          </table:table-cell>
          <table:table-cell table:style-name="Table3.E4" office:value-type="string">
            <text:p text:style-name="P30">Updated tasks and issues <text:span text:style-name="T9">on the repository; delivered meeting agendas before each meeting</text:span></text:p>
          </table:table-cell>
        </table:table-row>
        <table:table-row table:style-name="Table3.1">
          <table:table-cell table:style-name="Table3.A5" office:value-type="string">
            <text:p text:style-name="P25">Andrea Bottoli</text:p>
          </table:table-cell>
          <table:table-cell table:style-name="Table3.B5" office:value-type="string">
            <text:p text:style-name="P25">Summary Week Report</text:p>
          </table:table-cell>
          <table:table-cell table:style-name="Table3.C5" office:value-type="string">
            <text:p text:style-name="P20">2</text:p>
          </table:table-cell>
          <table:table-cell table:style-name="Table3.D5" office:value-type="string">
            <text:p text:style-name="P28">2</text:p>
          </table:table-cell>
          <table:table-cell table:style-name="Table3.E5" office:value-type="string">
            <text:p text:style-name="P26">Write the summary week report</text:p>
          </table:table-cell>
        </table:table-row>
        <table:table-row table:style-name="Table3.1">
          <table:table-cell table:style-name="Table3.A6" office:value-type="string">
            <text:p text:style-name="P117">Andrea Bottoli</text:p>
          </table:table-cell>
          <table:table-cell table:style-name="Table3.B6" office:value-type="string">
            <text:p text:style-name="P117">Fixes Document</text:p>
          </table:table-cell>
          <table:table-cell table:style-name="Table3.C6" office:value-type="string">
            <text:p text:style-name="P117">2</text:p>
          </table:table-cell>
          <table:table-cell table:style-name="Table3.D6" office:value-type="string">
            <text:p text:style-name="P117">2</text:p>
          </table:table-cell>
          <table:table-cell table:style-name="Table3.E6" office:value-type="string">
            <text:p text:style-name="P117">Produced a document that summarized the fixes to do according with customers, group and bugs</text:p>
          </table:table-cell>
        </table:table-row>
        <table:table-row table:style-name="Table3.1">
          <table:table-cell table:style-name="Table3.A7" office:value-type="string">
            <text:p text:style-name="P40">Lorenzo Pagliari</text:p>
          </table:table-cell>
          <table:table-cell table:style-name="Table3.B7" office:value-type="string">
            <text:p text:style-name="P117">Iteration Controller</text:p>
          </table:table-cell>
          <table:table-cell table:style-name="Table3.C7" office:value-type="string">
            <text:p text:style-name="P127">5</text:p>
          </table:table-cell>
          <table:table-cell table:style-name="Table3.D7" office:value-type="string">
            <text:p text:style-name="P117">5</text:p>
          </table:table-cell>
          <table:table-cell table:style-name="Table3.E7" office:value-type="string">
            <text:p text:style-name="P117">Work on the iterator controller</text:p>
          </table:table-cell>
        </table:table-row>
        <table:table-row table:style-name="Table3.1">
          <table:table-cell table:style-name="Table3.A8" office:value-type="string">
            <text:p text:style-name="P41">Lorenzo Pagliari</text:p>
          </table:table-cell>
          <table:table-cell table:style-name="Table3.B8" office:value-type="string">
            <text:p text:style-name="P117">Fix bugs</text:p>
          </table:table-cell>
          <table:table-cell table:style-name="Table3.C8" office:value-type="string">
            <text:p text:style-name="P127">3</text:p>
          </table:table-cell>
          <table:table-cell table:style-name="Table3.D8" office:value-type="string">
            <text:p text:style-name="P117">3</text:p>
          </table:table-cell>
          <table:table-cell table:style-name="Table3.E8" office:value-type="string">
            <text:p text:style-name="P117">Fixed bugs for the overlapping over the calculations</text:p>
          </table:table-cell>
        </table:table-row>
        <table:table-row table:style-name="Table3.1">
          <table:table-cell table:style-name="Table3.A9" office:value-type="string">
            <text:p text:style-name="P36">Marko Brcic</text:p>
          </table:table-cell>
          <table:table-cell table:style-name="Table3.B9" office:value-type="string">
            <text:p text:style-name="P38"><text:span text:style-name="T26">Fix bug</text:span><text:span text:style-name="T27">s</text:span></text:p>
          </table:table-cell>
          <table:table-cell table:style-name="Table3.C9" office:value-type="string">
            <text:p text:style-name="P127">2</text:p>
          </table:table-cell>
          <table:table-cell table:style-name="Table3.D9" office:value-type="string">
            <text:p text:style-name="P117">2</text:p>
          </table:table-cell>
          <table:table-cell table:style-name="Table3.E9" office:value-type="string">
            <text:p text:style-name="P117">Bugs over M-N domain class fixed and statistics</text:p>
          </table:table-cell>
        </table:table-row>
        <table:table-row table:style-name="Table3.1">
          <table:table-cell table:style-name="Table3.A10" office:value-type="string">
            <text:p text:style-name="P38">Marko Brcic</text:p>
          </table:table-cell>
          <table:table-cell table:style-name="Table3.B10" office:value-type="string">
            <text:p text:style-name="P117">Documentation</text:p>
          </table:table-cell>
          <table:table-cell table:style-name="Table3.C10" office:value-type="string">
            <text:p text:style-name="P127">7</text:p>
          </table:table-cell>
          <table:table-cell table:style-name="Table3.D10" office:value-type="string">
            <text:p text:style-name="P117">7</text:p>
          </table:table-cell>
          <table:table-cell table:style-name="Table3.E10" office:value-type="string">
            <text:p text:style-name="P117">Work on Documentations, design document and final questionnaire</text:p>
          </table:table-cell>
        </table:table-row>
        <table:table-row table:style-name="Table3.1">
          <table:table-cell table:style-name="Table3.A11" office:value-type="string">
            <text:p text:style-name="P49"/>
          </table:table-cell>
          <table:table-cell table:style-name="Table3.A11" office:value-type="string">
            <text:p text:style-name="P49"/>
          </table:table-cell>
          <table:table-cell table:style-name="Table3.A11" office:value-type="string">
            <text:p text:style-name="P114"/>
          </table:table-cell>
          <table:table-cell table:style-name="Table3.A11" office:value-type="string">
            <text:p text:style-name="P51"/>
          </table:table-cell>
          <table:table-cell table:style-name="Table3.E11" office:value-type="string">
            <text:p text:style-name="P49"/>
          </table:table-cell>
        </table:table-row>
        <table:table-row table:style-name="Table3.1">
          <table:table-cell table:style-name="Table3.A11" office:value-type="string">
            <text:p text:style-name="P45">Jorn Tillmanns</text:p>
          </table:table-cell>
          <table:table-cell table:style-name="Table3.A11" office:value-type="string">
            <text:p text:style-name="P117">Minutes of Meeting</text:p>
          </table:table-cell>
          <table:table-cell table:style-name="Table3.A11" office:value-type="string">
            <text:p text:style-name="P127">1</text:p>
          </table:table-cell>
          <table:table-cell table:style-name="Table3.A11" office:value-type="string">
            <text:p text:style-name="P117">1</text:p>
          </table:table-cell>
          <table:table-cell table:style-name="Table3.E11" office:value-type="string">
            <text:p text:style-name="P117">Wrote the minutes of meeting related to Monday meeting</text:p>
          </table:table-cell>
        </table:table-row>
        <table:table-row table:style-name="Table3.1">
          <table:table-cell table:style-name="Table3.A11" office:value-type="string">
            <text:p text:style-name="P43">Jorn Tillmanns</text:p>
          </table:table-cell>
          <table:table-cell table:style-name="Table3.A11" office:value-type="string">
            <text:p text:style-name="P43">User <text:span text:style-name="T19">Authentication</text:span> System</text:p>
          </table:table-cell>
          <table:table-cell table:style-name="Table3.A11" office:value-type="string">
            <text:p text:style-name="P116"/>
          </table:table-cell>
          <table:table-cell table:style-name="Table3.A11" office:value-type="string">
            <text:p text:style-name="P43">1<text:span text:style-name="T26">0</text:span></text:p>
          </table:table-cell>
          <table:table-cell table:style-name="Table3.E11" office:value-type="string">
            <text:p text:style-name="P43"><text:span text:style-name="T14">Work</text:span> on the user login system</text:p>
          </table:table-cell>
        </table:table-row>
        <table:table-row table:style-name="Table3.1">
          <table:table-cell table:style-name="Table3.A11" office:value-type="string">
            <text:p text:style-name="P42">Miraldi Fifo</text:p>
          </table:table-cell>
          <table:table-cell table:style-name="Table3.A11" office:value-type="string">
            <text:p text:style-name="P52">Test <text:span text:style-name="T24">Documents</text:span></text:p>
          </table:table-cell>
          <table:table-cell table:style-name="Table3.A11" office:value-type="string">
            <text:p text:style-name="P115"/>
          </table:table-cell>
          <table:table-cell table:style-name="Table3.A11" office:value-type="string">
            <text:p text:style-name="P52">1<text:span text:style-name="T24">0</text:span></text:p>
          </table:table-cell>
          <table:table-cell table:style-name="Table3.E11" office:value-type="string">
            <text:p text:style-name="P59">Start working on acceptance test document and test report</text:p>
          </table:table-cell>
        </table:table-row>
        <table:table-row table:style-name="Table3.1">
          <table:table-cell table:style-name="Table3.A15" office:value-type="string">
            <text:p text:style-name="P31"><text:span text:style-name="T1">Nikola </text:span><text:span text:style-name="T2">Radisavljevic</text:span></text:p>
          </table:table-cell>
          <table:table-cell table:style-name="Table3.A15" office:value-type="string">
            <text:p text:style-name="P123"><text:span text:style-name="T28">Graphs</text:span></text:p>
          </table:table-cell>
          <table:table-cell table:style-name="Table3.A15" office:value-type="string">
            <text:p text:style-name="P128"><text:span text:style-name="T28">3</text:span></text:p>
          </table:table-cell>
          <table:table-cell table:style-name="Table3.A15" office:value-type="string">
            <text:p text:style-name="P123"><text:span text:style-name="T28">3</text:span></text:p>
          </table:table-cell>
          <table:table-cell table:style-name="Table3.E15" office:value-type="string">
            <text:p text:style-name="P123"><text:span text:style-name="T28">Figureing out how to make graphs</text:span></text:p>
          </table:table-cell>
        </table:table-row>
        <table:table-row table:style-name="Table3.1">
          <table:table-cell table:style-name="Table3.A15" office:value-type="string">
            <text:p text:style-name="P124"><text:span text:style-name="T1">Nikola </text:span><text:span text:style-name="T2">Radisavljevic</text:span></text:p>
          </table:table-cell>
          <table:table-cell table:style-name="Table3.A15" office:value-type="string">
            <text:p text:style-name="P123"><text:span text:style-name="T28">M-N domain page</text:span></text:p>
          </table:table-cell>
          <table:table-cell table:style-name="Table3.A15" office:value-type="string">
            <text:p text:style-name="P128"><text:span text:style-name="T28">4</text:span></text:p>
          </table:table-cell>
          <table:table-cell table:style-name="Table3.A15" office:value-type="string">
            <text:p text:style-name="P123"><text:span text:style-name="T28">4</text:span></text:p>
          </table:table-cell>
          <table:table-cell table:style-name="Table3.E15" office:value-type="string">
            <text:p text:style-name="P123"><text:span text:style-name="T28">Preparing the M-N domain page</text:span></text:p>
          </table:table-cell>
        </table:table-row>
        <table:table-row table:style-name="Table3.1">
          <table:table-cell table:style-name="Table3.A15" office:value-type="string">
            <text:p text:style-name="P124"><text:span text:style-name="T1">Nikola </text:span><text:span text:style-name="T2">Radisavljevic</text:span></text:p>
          </table:table-cell>
          <table:table-cell table:style-name="Table3.A15" office:value-type="string">
            <text:p text:style-name="P123"><text:span text:style-name="T28">Fix bugs</text:span></text:p>
          </table:table-cell>
          <table:table-cell table:style-name="Table3.A15" office:value-type="string">
            <text:p text:style-name="P128"><text:span text:style-name="T28">3</text:span></text:p>
          </table:table-cell>
          <table:table-cell table:style-name="Table3.A15" office:value-type="string">
            <text:p text:style-name="P123"><text:span text:style-name="T28">3</text:span></text:p>
          </table:table-cell>
          <table:table-cell table:style-name="Table3.E15" office:value-type="string">
            <text:p text:style-name="P123"><text:span text:style-name="T28">Fixing bugs and trying to make the functionality to send alarms email</text:span>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h text:style-name="P135" text:outline-level="2">Activities Planned for Next Period</text:h>
      <text:p text:style-name="P1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6">Activity Owner(s)</text:p>
          </table:table-cell>
          <table:table-cell table:style-name="Table4.A1" office:value-type="string">
            <text:p text:style-name="P6">Activity</text:p>
          </table:table-cell>
          <table:table-cell table:style-name="Table4.A1" office:value-type="string">
            <text:p text:style-name="P6">Work load</text:p>
          </table:table-cell>
          <table:table-cell table:style-name="Table4.D1" office:value-type="string">
            <text:p text:style-name="P6">Result / Comment</text:p>
          </table:table-cell>
        </table:table-row>
        <table:table-row table:style-name="Table4.1">
          <table:table-cell table:style-name="Table4.A2" office:value-type="string">
            <text:p text:style-name="P20">All</text:p>
          </table:table-cell>
          <table:table-cell table:style-name="Table4.B2" office:value-type="string">
            <text:p text:style-name="P20"><text:span text:style-name="T26">Friday</text:span> Meeting</text:p>
          </table:table-cell>
          <table:table-cell table:style-name="Table4.C2" office:value-type="string">
            <text:p text:style-name="P20">2</text:p>
          </table:table-cell>
          <table:table-cell table:style-name="Table4.D2" office:value-type="string">
            <text:p text:style-name="P20">Internal meeting to discuss problems <text:span text:style-name="T25">and</text:span> project status</text:p>
          </table:table-cell>
        </table:table-row>
        <table:table-row table:style-name="Table4.1">
          <table:table-cell table:style-name="Table4.A3" office:value-type="string">
            <text:p text:style-name="P36">All</text:p>
          </table:table-cell>
          <table:table-cell table:style-name="Table4.B3" office:value-type="string">
            <text:p text:style-name="P48">Read a<text:span text:style-name="T21">n</text:span>d Comment Documents</text:p>
          </table:table-cell>
          <table:table-cell table:style-name="Table4.C3" office:value-type="string">
            <text:p text:style-name="P48">10</text:p>
          </table:table-cell>
          <table:table-cell table:style-name="Table4.D3" office:value-type="string">
            <text:p text:style-name="P48">Read and Comment Requirements and Design document to provide feedback</text:p>
          </table:table-cell>
        </table:table-row>
        <table:table-row table:style-name="Table4.1">
          <table:table-cell table:style-name="Table4.A5" office:value-type="string">
            <text:p text:style-name="P25">All</text:p>
          </table:table-cell>
          <table:table-cell table:style-name="Table4.B5" office:value-type="string">
            <text:p text:style-name="P25">Week Report</text:p>
          </table:table-cell>
          <table:table-cell table:style-name="Table4.C5" office:value-type="string">
            <text:p text:style-name="P25">1</text:p>
          </table:table-cell>
          <table:table-cell table:style-name="Table4.D5" office:value-type="string">
            <text:p text:style-name="P27">Write the week report</text:p>
          </table:table-cell>
        </table:table-row>
        <table:table-row table:style-name="Table4.1">
          <table:table-cell table:style-name="Table4.A5" office:value-type="string">
            <text:p text:style-name="P19"><text:span text:style-name="T1">Dzana Kujan, Nikola </text:span><text:span text:style-name="T2">Radisavljevic</text:span><text:span text:style-name="T11">,</text:span></text:p>
            <text:p text:style-name="P46">Andrea Bottoli</text:p>
          </table:table-cell>
          <table:table-cell table:style-name="Table4.B5" office:value-type="string">
            <text:p text:style-name="P20">Modify Requirements Document</text:p>
          </table:table-cell>
          <table:table-cell table:style-name="Table4.C5" office:value-type="string">
            <text:p text:style-name="P46">10</text:p>
          </table:table-cell>
          <table:table-cell table:style-name="Table4.D5" office:value-type="string">
            <text:p text:style-name="P20">Improve the quality of the requirements document in order to fi<text:span text:style-name="T22">nalize it</text:span></text:p>
          </table:table-cell>
        </table:table-row>
        <table:table-row table:style-name="Table4.1">
          <table:table-cell table:style-name="Table4.A6" office:value-type="string">
            <text:p text:style-name="P23">Andrea Bottoli, Lorenzo Pagliari, Marko Brcic, <text:span text:style-name="T11">Jorn Tillmanns</text:span></text:p>
          </table:table-cell>
          <table:table-cell table:style-name="Table4.B6" office:value-type="string">
            <text:p text:style-name="P23">Modify Design Document</text:p>
          </table:table-cell>
          <table:table-cell table:style-name="Table4.C6" office:value-type="string">
            <text:p text:style-name="P47">10</text:p>
          </table:table-cell>
          <table:table-cell table:style-name="Table4.D6" office:value-type="string">
            <text:p text:style-name="P24">Improve the quality of the design document in order to fi<text:span text:style-name="T22">nalize it</text:span></text:p>
          </table:table-cell>
        </table:table-row>
        <table:table-row table:style-name="Table4.1">
          <table:table-cell table:style-name="Table4.A7" office:value-type="string">
            <text:p text:style-name="P22">Dzana Kujan, Nikola <text:span text:style-name="T2">Radisavljevic, </text:span><text:span text:style-name="T16">Andrea Bottoli</text:span></text:p>
          </table:table-cell>
          <table:table-cell table:style-name="Table4.B7" office:value-type="string">
            <text:p text:style-name="P54">User Guide</text:p>
          </table:table-cell>
          <table:table-cell table:style-name="Table4.C7" office:value-type="string">
            <text:p text:style-name="P54">10</text:p>
          </table:table-cell>
          <table:table-cell table:style-name="Table4.D7" office:value-type="string">
            <text:p text:style-name="P54"><text:span text:style-name="T20">Continue</text:span> working on the user guide manual that explains to the user how to use our product</text:p>
          </table:table-cell>
        </table:table-row>
        <table:table-row table:style-name="Table4.1">
          <table:table-cell table:style-name="Table4.A8" office:value-type="string">
            <text:p text:style-name="P22">Lorenzo Pagliari, Marko Brcic, <text:span text:style-name="T11">Jorn Tillmanns</text:span></text:p>
          </table:table-cell>
          <table:table-cell table:style-name="Table4.B8" office:value-type="string">
            <text:p text:style-name="P54">Installation Guide</text:p>
          </table:table-cell>
          <table:table-cell table:style-name="Table4.C8" office:value-type="string">
            <text:p text:style-name="P54">10</text:p>
          </table:table-cell>
          <table:table-cell table:style-name="Table4.D8" office:value-type="string">
            <text:p text:style-name="P54"><text:span text:style-name="T20">Continue</text:span> working on the installation guide that explains to the user how to install our product both on Linux and Windows, and tells also what prerequisites are needed before the installation; it is needed to explain how to configure it</text:p>
          </table:table-cell>
        </table:table-row>
        <table:table-row table:style-name="Table4.1">
          <table:table-cell table:style-name="Table4.A9" office:value-type="string">
            <text:p text:style-name="P21"><text:span text:style-name="T20">Dzana Kujan, Nikola Radisavljevic, </text:span><text:span text:style-name="T21">J</text:span><text:span text:style-name="T20">orn Tillmanns</text:span></text:p>
          </table:table-cell>
          <table:table-cell table:style-name="Table4.A9" office:value-type="string">
            <text:p text:style-name="P58">Alarm Button</text:p>
          </table:table-cell>
          <table:table-cell table:style-name="Table4.A9" office:value-type="string">
            <text:p text:style-name="P58">10</text:p>
          </table:table-cell>
          <table:table-cell table:style-name="Table4.D9" office:value-type="string">
            <text:p text:style-name="P58">Put the Alarm button in the M-N domain page; add the modules to permit to send the alarm (pop-up/mail/etc)</text:p>
          </table:table-cell>
        </table:table-row>
        <table:table-row table:style-name="Table4.1">
          <table:table-cell table:style-name="Table4.A9" office:value-type="string">
            <text:p text:style-name="P55">Dzana Kujan, Nikola Radisavljevic, Jorn Tillmanns</text:p>
          </table:table-cell>
          <table:table-cell table:style-name="Table4.A9" office:value-type="string">
            <text:p text:style-name="P55">M-N domain page</text:p>
          </table:table-cell>
          <table:table-cell table:style-name="Table4.A9" office:value-type="string">
            <text:p text:style-name="P55">10</text:p>
          </table:table-cell>
          <table:table-cell table:style-name="Table4.D9" office:value-type="string">
            <text:p text:style-name="P55">Add the M-N domain page</text:p>
          </table:table-cell>
        </table:table-row>
        <table:table-row table:style-name="Table4.1">
          <table:table-cell table:style-name="Table4.A9" office:value-type="string">
            <text:p text:style-name="P55">Dzana Kujan, Nikola Radisavljevic</text:p>
          </table:table-cell>
          <table:table-cell table:style-name="Table4.A9" office:value-type="string">
            <text:p text:style-name="P55">Fix the pictures</text:p>
          </table:table-cell>
          <table:table-cell table:style-name="Table4.A9" office:value-type="string">
            <text:p text:style-name="P55">5</text:p>
          </table:table-cell>
          <table:table-cell table:style-name="Table4.D9" office:value-type="string">
            <text:p text:style-name="P55">Fix the dimensions of the picture and their “stretching” status</text:p>
          </table:table-cell>
        </table:table-row>
        <table:table-row table:style-name="Table4.1">
          <table:table-cell table:style-name="Table4.A9" office:value-type="string">
            <text:p text:style-name="P57">Dzana Kujan, Nikola Radisavljevic, Jorn Tillmanns</text:p>
          </table:table-cell>
          <table:table-cell table:style-name="Table4.A9" office:value-type="string">
            <text:p text:style-name="P55">Description of the project</text:p>
          </table:table-cell>
          <table:table-cell table:style-name="Table4.A9" office:value-type="string">
            <text:p text:style-name="P55">5</text:p>
          </table:table-cell>
          <table:table-cell table:style-name="Table4.D9" office:value-type="string">
            <text:p text:style-name="P55">Improve the description of the project on the web page including purposes, features, a link to the <text:span text:style-name="T25">B</text:span>orgoforte bridge, a link to the AIPO site, etc</text:p>
          </table:table-cell>
        </table:table-row>
        <table:table-row table:style-name="Table4.1">
          <table:table-cell table:style-name="Table4.A9" office:value-type="string">
            <text:p text:style-name="P55">Dzana Kujan, Nikola Radisavljevic</text:p>
          </table:table-cell>
          <table:table-cell table:style-name="Table4.A9" office:value-type="string">
            <text:p text:style-name="P55">Fix labels</text:p>
          </table:table-cell>
          <table:table-cell table:style-name="Table4.A9" office:value-type="string">
            <text:p text:style-name="P55">5</text:p>
          </table:table-cell>
          <table:table-cell table:style-name="Table4.D9" office:value-type="string">
            <text:p text:style-name="P37"><text:span text:style-name="T20">Fix the labels in the current state &amp; historical pages </text:span><text:span text:style-name="T22">(also in the graphs) </text:span><text:span text:style-name="T20">putting the right measure units (m asl, </text:span><text:span text:style-name="T22">etc</text:span><text:span text:style-name="T20">) and adding the water height label (which is water level – bed river height)</text:span></text:p>
          </table:table-cell>
        </table:table-row>
        <table:table-row table:style-name="Table4.1">
          <table:table-cell table:style-name="Table4.A9" office:value-type="string">
            <text:p text:style-name="P56">Dzana Kujan, Nikola Radisavljevic</text:p>
          </table:table-cell>
          <table:table-cell table:style-name="Table4.A9" office:value-type="string">
            <text:p text:style-name="P55">Fix graphs</text:p>
          </table:table-cell>
          <table:table-cell table:style-name="Table4.A9" office:value-type="string">
            <text:p text:style-name="P55">5</text:p>
          </table:table-cell>
          <table:table-cell table:style-name="Table4.D9" office:value-type="string">
            <text:p text:style-name="P37"><text:span text:style-name="T22">F</text:span><text:span text:style-name="T20">ix the graphs deleting some decimals in the pop-up view (maximum 2 decimals) </text:span></text:p>
          </table:table-cell>
        </table:table-row>
        <table:table-row table:style-name="Table4.1">
          <table:table-cell table:style-name="Table4.A9" office:value-type="string">
            <text:p text:style-name="P56">Dzana Kujan, Nikola Radisavljevic</text:p>
          </table:table-cell>
          <table:table-cell table:style-name="Table4.A9" office:value-type="string">
            <text:p text:style-name="P58">Last timestamp footer</text:p>
          </table:table-cell>
          <table:table-cell table:style-name="Table4.A9" office:value-type="string">
            <text:p text:style-name="P58">5</text:p>
          </table:table-cell>
          <table:table-cell table:style-name="Table4.D9" office:value-type="string">
            <text:p text:style-name="P58">Add the last timestamp from 10 min table in to the footer</text:p>
          </table:table-cell>
        </table:table-row>
        <table:table-row table:style-name="Table4.1">
          <table:table-cell table:style-name="Table4.A9" office:value-type="string">
            <text:p text:style-name="P20">Andrea Bottoli, Lorenzo Pagliari</text:p>
          </table:table-cell>
          <table:table-cell table:style-name="Table4.A9" office:value-type="string">
            <text:p text:style-name="P50">Fix the bugs of the math engine <text:span text:style-name="T17">and its controller</text:span></text:p>
          </table:table-cell>
          <table:table-cell table:style-name="Table4.A9" office:value-type="string">
            <text:p text:style-name="P48">10</text:p>
          </table:table-cell>
          <table:table-cell table:style-name="Table4.D9" office:value-type="string">
            <text:p text:style-name="P58">Fix the rest of the bugs in the mathematical stuffs</text:p>
          </table:table-cell>
        </table:table-row>
        <table:table-row table:style-name="Table4.1">
          <table:table-cell table:style-name="Table4.A9" office:value-type="string">
            <text:p text:style-name="P58">Andrea Bottoli</text:p>
          </table:table-cell>
          <table:table-cell table:style-name="Table4.A9" office:value-type="string">
            <text:p text:style-name="P58">Information on FER site</text:p>
          </table:table-cell>
          <table:table-cell table:style-name="Table4.A9" office:value-type="string">
            <text:p text:style-name="P58">5</text:p>
          </table:table-cell>
          <table:table-cell table:style-name="Table4.D9" office:value-type="string">
            <text:p text:style-name="P58">Add more information, included a description of the project, on the FER site</text:p>
          </table:table-cell>
        </table:table-row>
        <table:table-row table:style-name="Table4.1">
          <table:table-cell table:style-name="Table4.A9" office:value-type="string">
            <text:p text:style-name="P54">Andrea Bottoli</text:p>
          </table:table-cell>
          <table:table-cell table:style-name="Table4.A9" office:value-type="string">
            <text:p text:style-name="P54">Final Status Report </text:p>
          </table:table-cell>
          <table:table-cell table:style-name="Table4.A9" office:value-type="string">
            <text:p text:style-name="P54">5</text:p>
          </table:table-cell>
          <table:table-cell table:style-name="Table4.D9" office:value-type="string">
            <text:p text:style-name="P54">Start working on the final status report</text:p>
          </table:table-cell>
        </table:table-row>
        <table:table-row table:style-name="Table4.1">
          <table:table-cell table:style-name="Table4.A9" office:value-type="string">
            <text:p text:style-name="P25">Andrea Bottoli</text:p>
          </table:table-cell>
          <table:table-cell table:style-name="Table4.A9" office:value-type="string">
            <text:p text:style-name="P25">Summary Week Report</text:p>
          </table:table-cell>
          <table:table-cell table:style-name="Table4.A9" office:value-type="string">
            <text:p text:style-name="P20">2</text:p>
          </table:table-cell>
          <table:table-cell table:style-name="Table4.D9" office:value-type="string">
            <text:p text:style-name="P27">Write the summary week report</text:p>
          </table:table-cell>
        </table:table-row>
        <table:table-row table:style-name="Table4.1">
          <table:table-cell table:style-name="Table4.A9" office:value-type="string">
            <text:p text:style-name="P58">Lorenzo Pagliari</text:p>
          </table:table-cell>
          <table:table-cell table:style-name="Table4.A9" office:value-type="string">
            <text:p text:style-name="P58">Stop Module</text:p>
          </table:table-cell>
          <table:table-cell table:style-name="Table4.A9" office:value-type="string">
            <text:p text:style-name="P58">10</text:p>
          </table:table-cell>
          <table:table-cell table:style-name="Table4.D9" office:value-type="string">
            <text:p text:style-name="P58">Add the module that stops all the calculations when the data are finished</text:p>
          </table:table-cell>
        </table:table-row>
        <table:table-row table:style-name="Table4.1">
          <table:table-cell table:style-name="Table4.A9" office:value-type="string">
            <text:p text:style-name="P55">Marko Brcic</text:p>
          </table:table-cell>
          <table:table-cell table:style-name="Table4.A9" office:value-type="string">
            <text:p text:style-name="P55">Fix statistics page</text:p>
          </table:table-cell>
          <table:table-cell table:style-name="Table4.A9" office:value-type="string">
            <text:p text:style-name="P55">10</text:p>
          </table:table-cell>
          <table:table-cell table:style-name="Table4.D9" office:value-type="string">
            <text:p text:style-name="P55">Fix the information in the statistical page: try to add more statistics</text:p>
          </table:table-cell>
        </table:table-row>
        <table:table-row table:style-name="Table4.1">
          <table:table-cell table:style-name="Table4.A9" office:value-type="string">
            <text:p text:style-name="P55">Marko Brcic</text:p>
          </table:table-cell>
          <table:table-cell table:style-name="Table4.A9" office:value-type="string">
            <text:p text:style-name="P55">All the sources on the site</text:p>
          </table:table-cell>
          <table:table-cell table:style-name="Table4.A9" office:value-type="string">
            <text:p text:style-name="P55">10</text:p>
          </table:table-cell>
          <table:table-cell table:style-name="Table4.D9" office:value-type="string">
            <text:p text:style-name="P55">Put all the sources (analog.<text:span text:style-name="T25">txt, </text:span>sonar.txt and pictures) in a unique folder called “Souces”</text:p>
          </table:table-cell>
        </table:table-row>
        <table:table-row table:style-name="Table4.1">
          <table:table-cell table:style-name="Table4.A9" office:value-type="string">
            <text:p text:style-name="P20">Marko Brcic</text:p>
          </table:table-cell>
          <table:table-cell table:style-name="Table4.A9" office:value-type="string">
            <text:p text:style-name="P20">Manage VM</text:p>
          </table:table-cell>
          <table:table-cell table:style-name="Table4.A9" office:value-type="string">
            <text:p text:style-name="P35">4</text:p>
          </table:table-cell>
          <table:table-cell table:style-name="Table4.D9" office:value-type="string">
            <text:p text:style-name="P20">Continue to manage the VM</text:p>
          </table:table-cell>
        </table:table-row>
        <table:table-row table:style-name="Table4.1">
          <table:table-cell table:style-name="Table4.A9" office:value-type="string">
            <text:p text:style-name="P20">Marko Brcic</text:p>
          </table:table-cell>
          <table:table-cell table:style-name="Table4.A9" office:value-type="string">
            <text:p text:style-name="P20">Manage Repository</text:p>
          </table:table-cell>
          <table:table-cell table:style-name="Table4.A9" office:value-type="string">
            <text:p text:style-name="P35">4</text:p>
          </table:table-cell>
          <table:table-cell table:style-name="Table4.D9" office:value-type="string">
            <text:p text:style-name="P20">Continue to manage the repository</text:p>
          </table:table-cell>
        </table:table-row>
        <table:table-row table:style-name="Table4.1">
          <table:table-cell table:style-name="Table4.A9" office:value-type="string">
            <text:p text:style-name="P55">Miraldi Fifo</text:p>
          </table:table-cell>
          <table:table-cell table:style-name="Table4.A9" office:value-type="string">
            <text:p text:style-name="P55">Test <text:span text:style-name="T25">Documents</text:span></text:p>
          </table:table-cell>
          <table:table-cell table:style-name="Table4.A9" office:value-type="string">
            <text:p text:style-name="P60">20</text:p>
          </table:table-cell>
          <table:table-cell table:style-name="Table4.D9" office:value-type="string">
            <text:p text:style-name="P55">Work on the test plan (internal deadline), <text:span text:style-name="T25">test report and acceptance test documents</text:span></text:p>
          </table:table-cell>
        </table:table-row>
      </table:table>
      <text:h text:style-name="P135" text:outline-level="2"><text:soft-page-break/></text:h>
      <text:p text:style-name="P61"/>
      <text:h text:style-name="P135" text:outline-level="2">Comments / Experiences / Problems</text:h>
      <text:p text:style-name="P34"/>
      <text:list xml:id="list37357411" text:style-name="L1">
        <text:list-item>
          <text:p text:style-name="P118">VM little slow when the parser works; it takes a long for parse the files in input</text:p>
        </text:list-item>
        <text:list-item>
          <text:p text:style-name="P118">The DB is very huge: at this moment, we have more than <text:span text:style-name="T15">26'</text:span>000<text:span text:style-name="T15">'</text:span>000 tuples in Raw_Data table</text:p>
        </text:list-item>
        <text:list-item>
          <text:p text:style-name="P119">Founded some bugs in the project; we are fixing them</text:p>
        </text:list-item>
        <text:list-item>
          <text:p text:style-name="P120">Sometimes the VM is down, so we cannot use the DB and we have to stop our work</text:p>
        </text:list-item>
        <text:list-item>
          <text:p text:style-name="P121">A lot of bugs founded (measure units, calculations, but also related to access layer) and fixed in time before the presentation</text:p>
        </text:list-item>
        <text:list-item>
          <text:p text:style-name="P122">This week we didn't work a lot because it was the Christmas Week and we take some time to relax ourself after working hard in the previous weeks</text:p>
        </text:list-item>
      </text:list>
      <text:p text:style-name="P17"/>
      <text:h text:style-name="P135" text:outline-level="2">Metrics</text:h>
      <text:p text:style-name="P17"/>
      <text:p text:style-name="P62">Milestones</text:p>
      <text:p text:style-name="P17"><draw:frame draw:style-name="fr1" draw:name="Frame1" text:anchor-type="paragraph" svg:y="0.153cm" svg:width="16.249cm" draw:z-index="0"><draw:text-box fo:min-height="0.37cm"><table:table table:name="Table6" table:style-name="Table6"><table:table-column table:style-name="Table6.A"/><table:table-column table:style-name="Table6.B"/><table:table-column table:style-name="Table6.C"/><table:table-column table:style-name="Table6.D"/><table:table-column table:style-name="Table6.E"/><table:table-column table:style-name="Table6.F"/><table:table-column table:style-name="Table6.G"/><table:table-column table:style-name="Table6.D"/><table:table-column table:style-name="Table6.I"/><table:table-row table:style-name="Table6.1"><table:table-cell table:style-name="Table6.A1" table:number-rows-spanned="3" office:value-type="string"><text:p text:style-name="P5">Id</text:p></table:table-cell><table:table-cell table:style-name="Table6.A1" table:number-rows-spanned="3" office:value-type="string"><text:p text:style-name="P5">Milestone<text:line-break/>Description</text:p></table:table-cell><table:table-cell table:style-name="Table6.A1" table:number-rows-spanned="3" office:value-type="string"><text:p text:style-name="P5">Responsible Dept./Initials</text:p></table:table-cell><table:table-cell table:style-name="Table6.D1" table:number-columns-spanned="4" office:value-type="string"><text:p text:style-name="P5">Finished week</text:p></table:table-cell><table:covered-table-cell/><table:covered-table-cell/><table:covered-table-cell/><table:table-cell table:style-name="Table6.A1" table:number-rows-spanned="3" office:value-type="string"><text:p text:style-name="P5">Metr</text:p></table:table-cell><table:table-cell table:style-name="Table6.I1" table:number-rows-spanned="3" office:value-type="string"><text:p text:style-name="P5">Rem</text:p></table:table-cell></table:table-row><table:table-row table:style-name="Table6.1"><table:covered-table-cell/><table:covered-table-cell/><table:covered-table-cell/><table:table-cell table:style-name="Table6.D3" table:number-rows-spanned="2" office:value-type="string"><text:p text:style-name="P5">Plan</text:p></table:table-cell><table:table-cell table:style-name="Table6.E2" table:number-columns-spanned="2" office:value-type="string"><text:p text:style-name="P5">Forecast</text:p></table:table-cell><table:covered-table-cell/><table:table-cell table:style-name="Table6.G3" table:number-rows-spanned="2" office:value-type="string"><text:p text:style-name="P5">Actual</text:p></table:table-cell><table:covered-table-cell/><table:covered-table-cell/></table:table-row><table:table-row table:style-name="Table6.1"><table:covered-table-cell/><table:covered-table-cell/><table:covered-table-cell/><table:covered-table-cell/><table:table-cell table:style-name="Table6.E3" office:value-type="string"><text:p text:style-name="P5">Week</text:p></table:table-cell><table:table-cell table:style-name="Table6.F3" office:value-type="string"><text:p text:style-name="P5">+/-</text:p></table:table-cell><table:covered-table-cell/><table:covered-table-cell/><table:covered-table-cell/></table:table-row><table:table-row table:style-name="Table6.4"><table:table-cell table:style-name="Table6.A4" office:value-type="string"><text:p text:style-name="P99">M-00<text:span text:style-name="T3">1</text:span></text:p></table:table-cell><table:table-cell table:style-name="Table6.B4" office:value-type="string"><text:p text:style-name="P95">Project Plan &amp; Vision</text:p></table:table-cell><table:table-cell table:style-name="Table6.C4" office:value-type="string"><text:p text:style-name="P95">All</text:p></table:table-cell><table:table-cell table:style-name="Table6.D4" office:value-type="string"><text:p text:style-name="P95">42</text:p></table:table-cell><table:table-cell table:style-name="Table6.E4" office:value-type="string"><text:p text:style-name="P95">42</text:p></table:table-cell><table:table-cell table:style-name="Table6.F4" office:value-type="string"><text:p text:style-name="P95">0</text:p></table:table-cell><table:table-cell table:style-name="Table6.G4" office:value-type="string"><text:p text:style-name="P95">4<text:span text:style-name="T3">3</text:span></text:p></table:table-cell><table:table-cell table:style-name="Table6.H4" office:value-type="string"><text:p text:style-name="P100"/></table:table-cell><table:table-cell table:style-name="Table6.I4" office:value-type="string"><text:p text:style-name="P18"/></table:table-cell></table:table-row><table:table-row table:style-name="Table6.4"><table:table-cell table:style-name="Table6.A5" office:value-type="string"><text:p text:style-name="P99">M-002</text:p></table:table-cell><table:table-cell table:style-name="Table6.B5" office:value-type="string"><text:p text:style-name="P96">Requirements gathering</text:p></table:table-cell><table:table-cell table:style-name="Table6.C5" office:value-type="string"><text:p text:style-name="P96">All</text:p></table:table-cell><table:table-cell table:style-name="Table6.D5" office:value-type="string"><text:p text:style-name="P96">43</text:p></table:table-cell><table:table-cell table:style-name="Table6.E5" office:value-type="string"><text:p text:style-name="P96">43</text:p></table:table-cell><table:table-cell table:style-name="Table6.F5" office:value-type="string"><text:p text:style-name="P96">0</text:p></table:table-cell><table:table-cell table:style-name="Table6.G5" office:value-type="string"><text:p text:style-name="P96">43</text:p></table:table-cell><table:table-cell table:style-name="Table6.H5" office:value-type="string"><text:p text:style-name="P18"/></table:table-cell><table:table-cell table:style-name="Table6.I5" office:value-type="string"><text:p text:style-name="P18"/></table:table-cell></table:table-row><table:table-row table:style-name="Table6.4"><table:table-cell table:style-name="Table6.A6" office:value-type="string"><text:p text:style-name="P101"><text:span text:style-name="T3">M-</text:span>00<text:span text:style-name="T3">3</text:span></text:p></table:table-cell><table:table-cell table:style-name="Table6.B6" office:value-type="string"><text:p text:style-name="P25">Requirements document</text:p></table:table-cell><table:table-cell table:style-name="Table6.C6" office:value-type="string"><text:p text:style-name="P25">All</text:p></table:table-cell><table:table-cell table:style-name="Table6.D6" office:value-type="string"><text:p text:style-name="P25">43</text:p></table:table-cell><table:table-cell table:style-name="Table6.E6" office:value-type="string"><text:p text:style-name="P25">44</text:p></table:table-cell><table:table-cell table:style-name="Table6.F6" office:value-type="string"><text:p text:style-name="P25">1</text:p></table:table-cell><table:table-cell table:style-name="Table6.G6" office:value-type="string"><text:p text:style-name="P25">43</text:p></table:table-cell><table:table-cell table:style-name="Table6.H6" office:value-type="string"><text:p text:style-name="P18"/></table:table-cell><table:table-cell table:style-name="Table6.I6" office:value-type="string"><text:p text:style-name="P18"/></table:table-cell></table:table-row><table:table-row table:style-name="Table6.4"><table:table-cell table:style-name="Table6.A7" office:value-type="string"><text:p text:style-name="P101"><text:span text:style-name="T3">M-</text:span>00<text:span text:style-name="T3">4</text:span></text:p></table:table-cell><table:table-cell table:style-name="Table6.B7" office:value-type="string"><text:p text:style-name="P25">System Design</text:p></table:table-cell><table:table-cell table:style-name="Table6.C7" office:value-type="string"><text:p text:style-name="P25">All</text:p></table:table-cell><table:table-cell table:style-name="Table6.D7" office:value-type="string"><text:p text:style-name="P25">43</text:p></table:table-cell><table:table-cell table:style-name="Table6.E7" office:value-type="string"><text:p text:style-name="P25">44</text:p></table:table-cell><table:table-cell table:style-name="Table6.F7" office:value-type="string"><text:p text:style-name="P25">0</text:p></table:table-cell><table:table-cell table:style-name="Table6.G7" office:value-type="string"><text:p text:style-name="P25">43</text:p></table:table-cell><table:table-cell table:style-name="Table6.H7" office:value-type="string"><text:p text:style-name="P18"/></table:table-cell><table:table-cell table:style-name="Table6.I7" office:value-type="string"><text:p text:style-name="P18"/></table:table-cell></table:table-row><table:table-row table:style-name="Table6.4"><table:table-cell table:style-name="Table6.A8" office:value-type="string"><text:p text:style-name="P102"><text:span text:style-name="T3">M-</text:span>00<text:span text:style-name="T4">5</text:span></text:p></table:table-cell><table:table-cell table:style-name="Table6.B8" office:value-type="string"><text:p text:style-name="P32">Requirement Document</text:p></table:table-cell><table:table-cell table:style-name="Table6.C8" office:value-type="string"><text:p text:style-name="P32">All</text:p></table:table-cell><table:table-cell table:style-name="Table6.D8" office:value-type="string"><text:p text:style-name="P32">44</text:p></table:table-cell><table:table-cell table:style-name="Table6.E8" office:value-type="string"><text:p text:style-name="P32">44</text:p></table:table-cell><table:table-cell table:style-name="Table6.F8" office:value-type="string"><text:p text:style-name="P32">0</text:p></table:table-cell><table:table-cell table:style-name="Table6.G8" office:value-type="string"><text:p text:style-name="P32">44</text:p></table:table-cell><table:table-cell table:style-name="Table6.H8" office:value-type="string"><text:p text:style-name="P18"/></table:table-cell><table:table-cell table:style-name="Table6.I8" office:value-type="string"><text:p text:style-name="P18"/></table:table-cell></table:table-row><table:table-row table:style-name="Table6.4"><table:table-cell table:style-name="Table6.A9" office:value-type="string"><text:p text:style-name="P102"><text:span text:style-name="T3">M-</text:span>00<text:span text:style-name="T4">6</text:span></text:p></table:table-cell><table:table-cell table:style-name="Table6.B9" office:value-type="string"><text:p text:style-name="P32">Design Document</text:p></table:table-cell><table:table-cell table:style-name="Table6.C9" office:value-type="string"><text:p text:style-name="P32">All</text:p></table:table-cell><table:table-cell table:style-name="Table6.D9" office:value-type="string"><text:p text:style-name="P32">44</text:p></table:table-cell><table:table-cell table:style-name="Table6.E9" office:value-type="string"><text:p text:style-name="P32">44</text:p></table:table-cell><table:table-cell table:style-name="Table6.F9" office:value-type="string"><text:p text:style-name="P32">0</text:p></table:table-cell><table:table-cell table:style-name="Table6.G9" office:value-type="string"><text:p text:style-name="P32">44</text:p></table:table-cell><table:table-cell table:style-name="Table6.H9" office:value-type="string"><text:p text:style-name="P18"/></table:table-cell><table:table-cell table:style-name="Table6.I9" office:value-type="string"><text:p text:style-name="P18"/></table:table-cell></table:table-row><table:table-row table:style-name="Table6.4"><table:table-cell table:style-name="Table6.A10" office:value-type="string"><text:p text:style-name="P102"><text:span text:style-name="T3">M-</text:span>00<text:span text:style-name="T4">7</text:span></text:p></table:table-cell><table:table-cell table:style-name="Table6.B10" office:value-type="string"><text:p text:style-name="P32">Status Report</text:p></table:table-cell><table:table-cell table:style-name="Table6.C10" office:value-type="string"><text:p text:style-name="P32">All</text:p></table:table-cell><table:table-cell table:style-name="Table6.D10" office:value-type="string"><text:p text:style-name="P32">44</text:p></table:table-cell><table:table-cell table:style-name="Table6.E10" office:value-type="string"><text:p text:style-name="P32">44</text:p></table:table-cell><table:table-cell table:style-name="Table6.F10" office:value-type="string"><text:p text:style-name="P32">0</text:p></table:table-cell><table:table-cell table:style-name="Table6.G10" office:value-type="string"><text:p text:style-name="P32">44</text:p></table:table-cell><table:table-cell table:style-name="Table6.H10" office:value-type="string"><text:p text:style-name="P18"/></table:table-cell><table:table-cell table:style-name="Table6.I10" office:value-type="string"><text:p text:style-name="P18"/></table:table-cell></table:table-row><table:table-row table:style-name="Table6.4"><table:table-cell table:style-name="Table6.A11" office:value-type="string"><text:p text:style-name="P103">M-008</text:p></table:table-cell><table:table-cell table:style-name="Table6.B11" office:value-type="string"><text:p text:style-name="P98">Organize Repository</text:p></table:table-cell><table:table-cell table:style-name="Table6.C11" office:value-type="string"><text:p text:style-name="P98">Marko Brcic</text:p></table:table-cell><table:table-cell table:style-name="Table6.D11" office:value-type="string"><text:p text:style-name="P98">45</text:p></table:table-cell><table:table-cell table:style-name="Table6.E11" office:value-type="string"><text:p text:style-name="P98">45</text:p></table:table-cell><table:table-cell table:style-name="Table6.F11" office:value-type="string"><text:p text:style-name="P98">0</text:p></table:table-cell><table:table-cell table:style-name="Table6.G11" office:value-type="string"><text:p text:style-name="P98">45</text:p></table:table-cell><table:table-cell table:style-name="Table6.H11" office:value-type="string"><text:p text:style-name="P100"/></table:table-cell><table:table-cell table:style-name="Table6.I11" office:value-type="string"><text:p text:style-name="P18"/></table:table-cell></table:table-row><table:table-row table:style-name="Table6.4"><table:table-cell table:style-name="Table6.A12" office:value-type="string"><text:p text:style-name="P104">M-009</text:p></table:table-cell><table:table-cell table:style-name="Table6.B12" office:value-type="string"><text:p text:style-name="P98">Team Policies</text:p></table:table-cell><table:table-cell table:style-name="Table6.C12" office:value-type="string"><text:p text:style-name="P98">Marko Brcic</text:p></table:table-cell><table:table-cell table:style-name="Table6.D12" office:value-type="string"><text:p text:style-name="P98">45</text:p></table:table-cell><table:table-cell table:style-name="Table6.E12" office:value-type="string"><text:p text:style-name="P98">45</text:p></table:table-cell><table:table-cell table:style-name="Table6.F12" office:value-type="string"><text:p text:style-name="P98">0</text:p></table:table-cell><table:table-cell table:style-name="Table6.G12" office:value-type="string"><text:p text:style-name="P98">45</text:p></table:table-cell><table:table-cell table:style-name="Table6.H12" office:value-type="string"><text:p text:style-name="P18"/></table:table-cell><table:table-cell table:style-name="Table6.I12" office:value-type="string"><text:p text:style-name="P18"/></table:table-cell></table:table-row><table:table-row table:style-name="Table6.4"><table:table-cell table:style-name="Table6.A13" office:value-type="string"><text:p text:style-name="P105">M-010</text:p></table:table-cell><table:table-cell table:style-name="Table6.B13" office:value-type="string"><text:p text:style-name="P33">Share telephone number</text:p></table:table-cell><table:table-cell table:style-name="Table6.C13" office:value-type="string"><text:p text:style-name="P33">All</text:p></table:table-cell><table:table-cell table:style-name="Table6.D13" office:value-type="string"><text:p text:style-name="P33">45</text:p></table:table-cell><table:table-cell table:style-name="Table6.E13" office:value-type="string"><text:p text:style-name="P33">45</text:p></table:table-cell><table:table-cell table:style-name="Table6.F13" office:value-type="string"><text:p text:style-name="P33">0</text:p></table:table-cell><table:table-cell table:style-name="Table6.G13" office:value-type="string"><text:p text:style-name="P33">45</text:p></table:table-cell><table:table-cell table:style-name="Table6.H13" office:value-type="string"><text:p text:style-name="P18"/></table:table-cell><table:table-cell table:style-name="Table6.I13" office:value-type="string"><text:p text:style-name="P18"/></table:table-cell></table:table-row><table:table-row table:style-name="Table6.4"><table:table-cell table:style-name="Table6.A14" office:value-type="string"><text:p text:style-name="P105">M-011</text:p></table:table-cell><table:table-cell table:style-name="Table6.B14" office:value-type="string"><text:p text:style-name="P33">Modify Requirement Doc</text:p></table:table-cell><table:table-cell table:style-name="Table6.C14" office:value-type="string"><text:p text:style-name="P33">Dzana Kujan</text:p></table:table-cell><table:table-cell table:style-name="Table6.D14" office:value-type="string"><text:p text:style-name="P33">45</text:p></table:table-cell><table:table-cell table:style-name="Table6.E14" office:value-type="string"><text:p text:style-name="P33">46</text:p></table:table-cell><table:table-cell table:style-name="Table6.F14" office:value-type="string"><text:p text:style-name="P33">1</text:p></table:table-cell><table:table-cell table:style-name="Table6.G14" office:value-type="string"><text:p text:style-name="P33">45</text:p></table:table-cell><table:table-cell table:style-name="Table6.H14" office:value-type="string"><text:p text:style-name="P18"/></table:table-cell><table:table-cell table:style-name="Table6.I14" office:value-type="string"><text:p text:style-name="P18"/></table:table-cell></table:table-row><table:table-row table:style-name="Table6.4"><table:table-cell table:style-name="Table6.A15" office:value-type="string"><text:p text:style-name="P105">M-012</text:p></table:table-cell><table:table-cell table:style-name="Table6.B15" office:value-type="string"><text:p text:style-name="P33">Modify Design Doc</text:p></table:table-cell><table:table-cell table:style-name="Table6.C15" office:value-type="string"><text:p text:style-name="P33">Lorenzo Pagliari</text:p></table:table-cell><table:table-cell table:style-name="Table6.D15" office:value-type="string"><text:p text:style-name="P33">45</text:p></table:table-cell><table:table-cell table:style-name="Table6.E15" office:value-type="string"><text:p text:style-name="P33">46</text:p></table:table-cell><table:table-cell table:style-name="Table6.F15" office:value-type="string"><text:p text:style-name="P33">1</text:p></table:table-cell><table:table-cell table:style-name="Table6.G15" office:value-type="string"><text:p text:style-name="P33">45</text:p></table:table-cell><table:table-cell table:style-name="Table6.H15" office:value-type="string"><text:p text:style-name="P18"/></table:table-cell><table:table-cell table:style-name="Table6.I15" office:value-type="string"><text:p text:style-name="P18"/></table:table-cell></table:table-row><table:table-row table:style-name="Table6.4"><table:table-cell table:style-name="Table6.A16" office:value-type="string"><text:p text:style-name="P105">M-013</text:p></table:table-cell><table:table-cell table:style-name="Table6.B16" office:value-type="string"><text:p text:style-name="P33">Setup tools on PC</text:p></table:table-cell><table:table-cell table:style-name="Table6.C16" office:value-type="string"><text:p text:style-name="P33">All</text:p></table:table-cell><table:table-cell table:style-name="Table6.D16" office:value-type="string"><text:p text:style-name="P33">45</text:p></table:table-cell><table:table-cell table:style-name="Table6.E16" office:value-type="string"><text:p text:style-name="P33">45</text:p></table:table-cell><table:table-cell table:style-name="Table6.F16" office:value-type="string"><text:p text:style-name="P33">0</text:p></table:table-cell><table:table-cell table:style-name="Table6.G16" office:value-type="string"><text:p text:style-name="P33">45</text:p></table:table-cell><table:table-cell table:style-name="Table6.H16" office:value-type="string"><text:p text:style-name="P18"/></table:table-cell><table:table-cell table:style-name="Table6.I16" office:value-type="string"><text:p text:style-name="P18"/></table:table-cell></table:table-row><table:table-row table:style-name="Table6.4"><table:table-cell table:style-name="Table6.A17" office:value-type="string"><text:p text:style-name="P105">M-014</text:p></table:table-cell><table:table-cell table:style-name="Table6.B17" office:value-type="string"><text:p text:style-name="P32">Change DB</text:p></table:table-cell><table:table-cell table:style-name="Table6.C17" office:value-type="string"><text:p text:style-name="P32">Jorn Tillmanns</text:p></table:table-cell><table:table-cell table:style-name="Table6.D17" office:value-type="string"><text:p text:style-name="P32">45</text:p></table:table-cell><table:table-cell table:style-name="Table6.E17" office:value-type="string"><text:p text:style-name="P32">45</text:p></table:table-cell><table:table-cell table:style-name="Table6.F17" office:value-type="string"><text:p text:style-name="P32">0</text:p></table:table-cell><table:table-cell table:style-name="Table6.G17" office:value-type="string"><text:p text:style-name="P32">45</text:p></table:table-cell><table:table-cell table:style-name="Table6.H17" office:value-type="string"><text:p text:style-name="P18"/></table:table-cell><table:table-cell table:style-name="Table6.I17" office:value-type="string"><text:p text:style-name="P18"/></table:table-cell></table:table-row><table:table-row table:style-name="Table6.4"><table:table-cell table:style-name="Table6.A18" office:value-type="string"><text:p text:style-name="P106">M-015</text:p></table:table-cell><table:table-cell table:style-name="Table6.B18" office:value-type="string"><text:p text:style-name="P95">Implementation Parser</text:p></table:table-cell><table:table-cell table:style-name="Table6.C18" office:value-type="string"><text:p text:style-name="P95">Jorn Tillmanns</text:p></table:table-cell><table:table-cell table:style-name="Table6.D18" office:value-type="string"><text:p text:style-name="P95">45</text:p></table:table-cell><table:table-cell table:style-name="Table6.E18" office:value-type="string"><text:p text:style-name="P95">45</text:p></table:table-cell><table:table-cell table:style-name="Table6.F18" office:value-type="string"><text:p text:style-name="P95">0</text:p></table:table-cell><table:table-cell table:style-name="Table6.G18" office:value-type="string"><text:p text:style-name="P97">45</text:p></table:table-cell><table:table-cell table:style-name="Table6.H18" office:value-type="string"><text:p text:style-name="P100"/></table:table-cell><table:table-cell table:style-name="Table6.I18" office:value-type="string"><text:p text:style-name="P18"/></table:table-cell></table:table-row><table:table-row table:style-name="Table6.4"><table:table-cell table:style-name="Table6.A19" office:value-type="string"><text:p text:style-name="P99">M-016</text:p></table:table-cell><table:table-cell table:style-name="Table6.B19" office:value-type="string"><text:p text:style-name="P96">Implementation DAO</text:p></table:table-cell><table:table-cell table:style-name="Table6.C19" office:value-type="string"><text:p text:style-name="P96">Jorn Tillmanns</text:p></table:table-cell><table:table-cell table:style-name="Table6.D19" office:value-type="string"><text:p text:style-name="P96">45</text:p></table:table-cell><table:table-cell table:style-name="Table6.E19" office:value-type="string"><text:p text:style-name="P96">45</text:p></table:table-cell><table:table-cell table:style-name="Table6.F19" office:value-type="string"><text:p text:style-name="P96">0</text:p></table:table-cell><table:table-cell table:style-name="Table6.G19" office:value-type="string"><text:p text:style-name="P96">45</text:p></table:table-cell><table:table-cell table:style-name="Table6.H19" office:value-type="string"><text:p text:style-name="P18"/></table:table-cell><table:table-cell table:style-name="Table6.I19" office:value-type="string"><text:p text:style-name="P18"/></table:table-cell></table:table-row><table:table-row table:style-name="Table6.4"><table:table-cell table:style-name="Table6.A20" office:value-type="string"><text:p text:style-name="P107">M-017</text:p></table:table-cell><table:table-cell table:style-name="Table6.B20" office:value-type="string"><text:p text:style-name="P25">Start Implementation Math</text:p></table:table-cell><table:table-cell table:style-name="Table6.C20" office:value-type="string"><text:p text:style-name="P25">Andrea Bottoli</text:p></table:table-cell><table:table-cell table:style-name="Table6.D20" office:value-type="string"><text:p text:style-name="P25">45</text:p></table:table-cell><table:table-cell table:style-name="Table6.E20" office:value-type="string"><text:p text:style-name="P25">46</text:p></table:table-cell><table:table-cell table:style-name="Table6.F20" office:value-type="string"><text:p text:style-name="P33">1</text:p></table:table-cell><table:table-cell table:style-name="Table6.G20" office:value-type="string"><text:p text:style-name="P25">45</text:p></table:table-cell><table:table-cell table:style-name="Table6.H20" office:value-type="string"><text:p text:style-name="P18"/></table:table-cell><table:table-cell table:style-name="Table6.I20" office:value-type="string"><text:p text:style-name="P18"/></table:table-cell></table:table-row><table:table-row table:style-name="Table6.4"><table:table-cell table:style-name="Table6.A21" office:value-type="string"><text:p text:style-name="P109">M-018</text:p></table:table-cell><table:table-cell table:style-name="Table6.B21" office:value-type="string"><text:p text:style-name="P35">Test Parser</text:p></table:table-cell><table:table-cell table:style-name="Table6.C21" office:value-type="string"><text:p text:style-name="P35">Miraldi Fifo</text:p></table:table-cell><table:table-cell table:style-name="Table6.D21" office:value-type="string"><text:p text:style-name="P35">46</text:p></table:table-cell><table:table-cell table:style-name="Table6.E21" office:value-type="string"><text:p text:style-name="P35">4<text:span text:style-name="T7">7</text:span></text:p></table:table-cell><table:table-cell table:style-name="Table6.F21" office:value-type="string"><text:p text:style-name="P39">0</text:p></table:table-cell><table:table-cell table:style-name="Table6.G21" office:value-type="string"><text:p text:style-name="P35">4<text:span text:style-name="T7">6</text:span></text:p></table:table-cell><table:table-cell table:style-name="Table6.H21" office:value-type="string"><text:p text:style-name="P18"/></table:table-cell><table:table-cell table:style-name="Table6.I21" office:value-type="string"><text:p text:style-name="P18"/></table:table-cell></table:table-row><table:table-row table:style-name="Table6.4"><table:table-cell table:style-name="Table6.A22" office:value-type="string"><text:p text:style-name="P108">M-01<text:span text:style-name="T6">9</text:span></text:p></table:table-cell><table:table-cell table:style-name="Table6.B22" office:value-type="string"><text:p text:style-name="P35">Test Classes alpha prot.</text:p></table:table-cell><table:table-cell table:style-name="Table6.C22" office:value-type="string"><text:p text:style-name="P35">Miraldi Fifo</text:p></table:table-cell><table:table-cell table:style-name="Table6.D22" office:value-type="string"><text:p text:style-name="P35">46</text:p></table:table-cell><table:table-cell table:style-name="Table6.E22" office:value-type="string"><text:p text:style-name="P35">47</text:p></table:table-cell><table:table-cell table:style-name="Table6.F22" office:value-type="string"><text:p text:style-name="P39">0</text:p></table:table-cell><table:table-cell table:style-name="Table6.G22" office:value-type="string"><text:p text:style-name="P35">4<text:span text:style-name="T7">6</text:span></text:p></table:table-cell><table:table-cell table:style-name="Table6.H22" office:value-type="string"><text:p text:style-name="P18"/></table:table-cell><table:table-cell table:style-name="Table6.I22" office:value-type="string"><text:p text:style-name="P18"/></table:table-cell></table:table-row><table:table-row table:style-name="Table6.4"><table:table-cell table:style-name="Table6.A28" office:value-type="string"><text:p text:style-name="P108">M-0<text:span text:style-name="T6">20</text:span></text:p></table:table-cell><table:table-cell table:style-name="Table6.B23" office:value-type="string"><text:p text:style-name="P35">Alpha prototype</text:p></table:table-cell><table:table-cell table:style-name="Table6.C23" office:value-type="string"><text:p text:style-name="P39">All</text:p></table:table-cell><table:table-cell table:style-name="Table6.D23" office:value-type="string"><text:p text:style-name="P35">46</text:p></table:table-cell><table:table-cell table:style-name="Table6.E23" office:value-type="string"><text:p text:style-name="P35">4<text:span text:style-name="T7">8</text:span></text:p></table:table-cell><table:table-cell table:style-name="Table6.F23" office:value-type="string"><text:p text:style-name="P39">2</text:p></table:table-cell><table:table-cell table:style-name="Table6.G23" office:value-type="string"><text:p text:style-name="P35">4<text:span text:style-name="T7">6</text:span></text:p></table:table-cell><table:table-cell table:style-name="Table6.H23" office:value-type="string"><text:p text:style-name="P18"/></table:table-cell><table:table-cell table:style-name="Table6.I23" office:value-type="string"><text:p text:style-name="P18"/></table:table-cell></table:table-row><table:table-row table:style-name="Table6.4"><table:table-cell table:style-name="Table6.A28" office:value-type="string"><text:p text:style-name="P110">M-021</text:p></table:table-cell><table:table-cell table:style-name="Table6.B24" office:value-type="string"><text:p text:style-name="P39">Requirements Gathering</text:p></table:table-cell><table:table-cell table:style-name="Table6.C24" office:value-type="string"><text:p text:style-name="P39">Andrea Bottoli</text:p></table:table-cell><table:table-cell table:style-name="Table6.D24" office:value-type="string"><text:p text:style-name="P39">47</text:p></table:table-cell><table:table-cell table:style-name="Table6.E24" office:value-type="string"><text:p text:style-name="P39">47</text:p></table:table-cell><table:table-cell table:style-name="Table6.F24" office:value-type="string"><text:p text:style-name="P39">0</text:p></table:table-cell><table:table-cell table:style-name="Table6.G24" office:value-type="string"><text:p text:style-name="P39">47</text:p></table:table-cell><table:table-cell table:style-name="Table6.H24" office:value-type="string"><text:p text:style-name="P18"/></table:table-cell><table:table-cell table:style-name="Table6.I24" office:value-type="string"><text:p text:style-name="P18"/></table:table-cell></table:table-row><table:table-row table:style-name="Table6.4"><table:table-cell table:style-name="Table6.A28" office:value-type="string"><text:p text:style-name="P110">M-022</text:p></table:table-cell><table:table-cell table:style-name="Table6.B25" office:value-type="string"><text:p text:style-name="P39">Update Design Doc.</text:p></table:table-cell><table:table-cell table:style-name="Table6.C25" office:value-type="string"><text:p text:style-name="P39">Andrea Bottoli</text:p></table:table-cell><table:table-cell table:style-name="Table6.D25" office:value-type="string"><text:p text:style-name="P39">47</text:p></table:table-cell><table:table-cell table:style-name="Table6.E25" office:value-type="string"><text:p text:style-name="P39">48</text:p></table:table-cell><table:table-cell table:style-name="Table6.F25" office:value-type="string"><text:p text:style-name="P43">0</text:p></table:table-cell><table:table-cell table:style-name="Table6.G25" office:value-type="string"><text:p text:style-name="P39">4<text:span text:style-name="T10">8</text:span></text:p></table:table-cell><table:table-cell table:style-name="Table6.H25" office:value-type="string"><text:p text:style-name="P18"/></table:table-cell><table:table-cell table:style-name="Table6.I25" office:value-type="string"><text:p text:style-name="P18"/></table:table-cell></table:table-row><table:table-row table:style-name="Table6.4"><table:table-cell table:style-name="Table6.A28" office:value-type="string"><text:p text:style-name="P110">M-023</text:p></table:table-cell><table:table-cell table:style-name="Table6.B26" office:value-type="string"><text:p text:style-name="P39">Update Requirem. Doc.</text:p></table:table-cell><table:table-cell table:style-name="Table6.C26" office:value-type="string"><text:p text:style-name="P39">Dzana Kujan</text:p></table:table-cell><table:table-cell table:style-name="Table6.D26" office:value-type="string"><text:p text:style-name="P39">47</text:p></table:table-cell><table:table-cell table:style-name="Table6.E26" office:value-type="string"><text:p text:style-name="P39">48</text:p></table:table-cell><table:table-cell table:style-name="Table6.F26" office:value-type="string"><text:p text:style-name="P43">0</text:p></table:table-cell><table:table-cell table:style-name="Table6.G26" office:value-type="string"><text:p text:style-name="P39">4<text:span text:style-name="T10">8</text:span></text:p></table:table-cell><table:table-cell table:style-name="Table6.H26" office:value-type="string"><text:p text:style-name="P18"/></table:table-cell><table:table-cell table:style-name="Table6.I26" office:value-type="string"><text:p text:style-name="P18"/></table:table-cell></table:table-row><table:table-row table:style-name="Table6.4"><table:table-cell table:style-name="Table6.A28" office:value-type="string"><text:p text:style-name="P110">M-024</text:p></table:table-cell><table:table-cell table:style-name="Table6.B27" office:value-type="string"><text:p text:style-name="P39">Finalize Math Engine</text:p></table:table-cell><table:table-cell table:style-name="Table6.C27" office:value-type="string"><text:p text:style-name="P39">Lorenzo Pagliari</text:p></table:table-cell><table:table-cell table:style-name="Table6.D27" office:value-type="string"><text:p text:style-name="P39">48</text:p></table:table-cell><table:table-cell table:style-name="Table6.E27" office:value-type="string"><text:p text:style-name="P39">49</text:p></table:table-cell><table:table-cell table:style-name="Table6.F27" office:value-type="string"><text:p text:style-name="P43">1</text:p></table:table-cell><table:table-cell table:style-name="Table6.G27" office:value-type="string"><text:p text:style-name="P39">4<text:span text:style-name="T10">8</text:span></text:p></table:table-cell><table:table-cell table:style-name="Table6.H27" office:value-type="string"><text:p text:style-name="P18"/></table:table-cell><table:table-cell table:style-name="Table6.I27" office:value-type="string"><text:p text:style-name="P18"/></table:table-cell></table:table-row><table:table-row table:style-name="Table6.4"><table:table-cell table:style-name="Table6.A28" office:value-type="string"><text:p text:style-name="P110">M-025</text:p></table:table-cell><table:table-cell table:style-name="Table6.B28" office:value-type="string"><text:p text:style-name="P39">Web Design</text:p></table:table-cell><table:table-cell table:style-name="Table6.C28" office:value-type="string"><text:p text:style-name="P39">Miraldi Fifo</text:p></table:table-cell><table:table-cell table:style-name="Table6.D28" office:value-type="string"><text:p text:style-name="P39">48</text:p></table:table-cell><table:table-cell table:style-name="Table6.E28" office:value-type="string"><text:p text:style-name="P39">49</text:p></table:table-cell><table:table-cell table:style-name="Table6.F28" office:value-type="string"><text:p text:style-name="P43">1</text:p></table:table-cell><table:table-cell table:style-name="Table6.G28" office:value-type="string"><text:p text:style-name="P39">4<text:span text:style-name="T10">8</text:span></text:p></table:table-cell><table:table-cell table:style-name="Table6.H28" office:value-type="string"><text:p text:style-name="P18"/></table:table-cell><table:table-cell table:style-name="Table6.I28" office:value-type="string"><text:p text:style-name="P18"/></table:table-cell></table:table-row><table:table-row table:style-name="Table6.4"><table:table-cell table:style-name="Table6.A34" office:value-type="string"><text:p text:style-name="P110">M-026</text:p></table:table-cell><table:table-cell table:style-name="Table6.B29" office:value-type="string"><text:p text:style-name="P43">Status Report</text:p></table:table-cell><table:table-cell table:style-name="Table6.C29" office:value-type="string"><text:p text:style-name="P43">All</text:p></table:table-cell><table:table-cell table:style-name="Table6.D29" office:value-type="string"><text:p text:style-name="P43">49</text:p></table:table-cell><table:table-cell table:style-name="Table6.E29" office:value-type="string"><text:p text:style-name="P43">49</text:p></table:table-cell><table:table-cell table:style-name="Table6.F29" office:value-type="string"><text:p text:style-name="P43">0</text:p></table:table-cell><table:table-cell table:style-name="Table6.G29" office:value-type="string"><text:p text:style-name="P43">48</text:p></table:table-cell><table:table-cell table:style-name="Table6.H29" office:value-type="string"><text:p text:style-name="P18"/></table:table-cell><table:table-cell table:style-name="Table6.I29" office:value-type="string"><text:p text:style-name="P18"/></table:table-cell></table:table-row><table:table-row table:style-name="Table6.4"><table:table-cell table:style-name="Table6.A34" office:value-type="string"><text:p text:style-name="P111">M-027</text:p></table:table-cell><table:table-cell table:style-name="Table6.B30" office:value-type="string"><text:p text:style-name="P43">UserLoginSystem</text:p></table:table-cell><table:table-cell table:style-name="Table6.C30" office:value-type="string"><text:p text:style-name="P43">Jorn Tillmanns</text:p></table:table-cell><table:table-cell table:style-name="Table6.D30" office:value-type="string"><text:p text:style-name="P43">49</text:p></table:table-cell><table:table-cell table:style-name="Table6.E30" office:value-type="string"><text:p text:style-name="P43">50</text:p></table:table-cell><table:table-cell table:style-name="Table6.F30" office:value-type="string"><text:p text:style-name="P43">1</text:p></table:table-cell><table:table-cell table:style-name="Table6.G30" office:value-type="string"><text:p text:style-name="P43">48</text:p></table:table-cell><table:table-cell table:style-name="Table6.H30" office:value-type="string"><text:p text:style-name="P18"/></table:table-cell><table:table-cell table:style-name="Table6.I30" office:value-type="string"><text:p text:style-name="P18"/></table:table-cell></table:table-row><table:table-row table:style-name="Table6.4"><table:table-cell table:style-name="Table6.A34" office:value-type="string"><text:p text:style-name="P111">M-028</text:p></table:table-cell><table:table-cell table:style-name="Table6.B31" office:value-type="string"><text:p text:style-name="P43">Finalize Math Engine</text:p></table:table-cell><table:table-cell table:style-name="Table6.C31" office:value-type="string"><text:p text:style-name="P43">Lorenzo Pagliari</text:p></table:table-cell><table:table-cell table:style-name="Table6.D31" office:value-type="string"><text:p text:style-name="P43">49</text:p></table:table-cell><table:table-cell table:style-name="Table6.E31" office:value-type="string"><text:p text:style-name="P43">50</text:p></table:table-cell><table:table-cell table:style-name="Table6.F31" office:value-type="string"><text:p text:style-name="P48">0</text:p></table:table-cell><table:table-cell table:style-name="Table6.G31" office:value-type="string"><text:p text:style-name="P43">4<text:span text:style-name="T12">9</text:span></text:p></table:table-cell><table:table-cell table:style-name="Table6.H31" office:value-type="string"><text:p text:style-name="P18"/></table:table-cell><table:table-cell table:style-name="Table6.I31" office:value-type="string"><text:p text:style-name="P18"/></table:table-cell></table:table-row><table:table-row table:style-name="Table6.4"><table:table-cell table:style-name="Table6.A34" office:value-type="string"><text:p text:style-name="P111">M-029</text:p></table:table-cell><table:table-cell table:style-name="Table6.B32" office:value-type="string"><text:p text:style-name="P43">Junit tests <text:span text:style-name="T13">v1</text:span></text:p></table:table-cell><table:table-cell table:style-name="Table6.C32" office:value-type="string"><text:p text:style-name="P43">Miraldi Fifo</text:p></table:table-cell><table:table-cell table:style-name="Table6.D32" office:value-type="string"><text:p text:style-name="P43">49</text:p></table:table-cell><table:table-cell table:style-name="Table6.E32" office:value-type="string"><text:p text:style-name="P43">50</text:p></table:table-cell><table:table-cell table:style-name="Table6.F32" office:value-type="string"><text:p text:style-name="P48">0</text:p></table:table-cell><table:table-cell table:style-name="Table6.G32" office:value-type="string"><text:p text:style-name="P43">4<text:span text:style-name="T12">9</text:span></text:p></table:table-cell><table:table-cell table:style-name="Table6.H32" office:value-type="string"><text:p text:style-name="P18"/></table:table-cell><table:table-cell table:style-name="Table6.I32" office:value-type="string"><text:p text:style-name="P18"/></table:table-cell></table:table-row><table:table-row table:style-name="Table6.4"><table:table-cell table:style-name="Table6.A34" office:value-type="string"><text:p text:style-name="P111">M-030</text:p></table:table-cell><table:table-cell table:style-name="Table6.B33" office:value-type="string"><text:p text:style-name="P43">Web Site Mockups</text:p></table:table-cell><table:table-cell table:style-name="Table6.C33" office:value-type="string"><text:p text:style-name="P43">Nikola Radisavljevic</text:p></table:table-cell><table:table-cell table:style-name="Table6.D33" office:value-type="string"><text:p text:style-name="P43">49</text:p></table:table-cell><table:table-cell table:style-name="Table6.E33" office:value-type="string"><text:p text:style-name="P43">49</text:p></table:table-cell><table:table-cell table:style-name="Table6.F33" office:value-type="string"><text:p text:style-name="P43">0</text:p></table:table-cell><table:table-cell table:style-name="Table6.G33" office:value-type="string"><text:p text:style-name="P43">4<text:span text:style-name="T12">9</text:span></text:p></table:table-cell><table:table-cell table:style-name="Table6.H33" office:value-type="string"><text:p text:style-name="P18"/></table:table-cell><table:table-cell table:style-name="Table6.I33" office:value-type="string"><text:p text:style-name="P18"/></table:table-cell></table:table-row><table:table-row table:style-name="Table6.4"><table:table-cell table:style-name="Table6.A34" office:value-type="string"><text:p text:style-name="P111">M-031</text:p></table:table-cell><table:table-cell table:style-name="Table6.B34" office:value-type="string"><text:p text:style-name="P43">Web Site Graphs</text:p></table:table-cell><table:table-cell table:style-name="Table6.C34" office:value-type="string"><text:p text:style-name="P39">Dzana Kujan</text:p></table:table-cell><table:table-cell table:style-name="Table6.D34" office:value-type="string"><text:p text:style-name="P39">49</text:p></table:table-cell><table:table-cell table:style-name="Table6.E34" office:value-type="string"><text:p text:style-name="P39">50</text:p></table:table-cell><table:table-cell table:style-name="Table6.F34" office:value-type="string"><text:p text:style-name="P48">0</text:p></table:table-cell><table:table-cell table:style-name="Table6.G34" office:value-type="string"><text:p text:style-name="P44">4<text:span text:style-name="T12">9</text:span></text:p></table:table-cell><table:table-cell table:style-name="Table6.H34" office:value-type="string"><text:p text:style-name="P18"/></table:table-cell><table:table-cell table:style-name="Table6.I34" office:value-type="string"><text:p text:style-name="P18"/></table:table-cell></table:table-row><table:table-row table:style-name="Table6.4"><table:table-cell table:style-name="Table6.A42" office:value-type="string"><text:p text:style-name="P111">M-032</text:p></table:table-cell><table:table-cell table:style-name="Table6.B42" office:value-type="string"><text:p text:style-name="P39">Beta Prototype</text:p></table:table-cell><table:table-cell table:style-name="Table6.C42" office:value-type="string"><text:p text:style-name="P39">All</text:p></table:table-cell><table:table-cell table:style-name="Table6.D42" office:value-type="string"><text:p text:style-name="P39">50</text:p></table:table-cell><table:table-cell table:style-name="Table6.E42" office:value-type="string"><text:p text:style-name="P39">51</text:p></table:table-cell><table:table-cell table:style-name="Table6.F42" office:value-type="string"><text:p text:style-name="P48">0</text:p></table:table-cell><table:table-cell table:style-name="Table6.G42" office:value-type="string"><text:p text:style-name="P52">50</text:p></table:table-cell><table:table-cell table:style-name="Table6.H42" office:value-type="string"><text:p text:style-name="P18"/></table:table-cell><table:table-cell table:style-name="Table6.I42" office:value-type="string"><text:p text:style-name="P18"/></table:table-cell></table:table-row><table:table-row table:style-name="Table6.4"><table:table-cell table:style-name="Table6.A42" office:value-type="string"><text:p text:style-name="P112">M-033</text:p></table:table-cell><table:table-cell table:style-name="Table6.B42" office:value-type="string"><text:p text:style-name="P52">Beta Prototype pres.</text:p></table:table-cell><table:table-cell table:style-name="Table6.C42" office:value-type="string"><text:p text:style-name="P52">Lorenzo Pagliari</text:p></table:table-cell><table:table-cell table:style-name="Table6.D42" office:value-type="string"><text:p text:style-name="P52">51</text:p></table:table-cell><table:table-cell table:style-name="Table6.E42" office:value-type="string"><text:p text:style-name="P52">51</text:p></table:table-cell><table:table-cell table:style-name="Table6.F42" office:value-type="string"><text:p text:style-name="P52">0</text:p></table:table-cell><table:table-cell table:style-name="Table6.G42" office:value-type="string"><text:p text:style-name="P52">51</text:p></table:table-cell><table:table-cell table:style-name="Table6.H42" office:value-type="string"><text:p text:style-name="P18"/></table:table-cell><table:table-cell table:style-name="Table6.I42" office:value-type="string"><text:p text:style-name="P18"/></table:table-cell></table:table-row><table:table-row table:style-name="Table6.4"><table:table-cell table:style-name="Table6.A42" office:value-type="string"><text:p text:style-name="P112">M-034</text:p></table:table-cell><table:table-cell table:style-name="Table6.B42" office:value-type="string"><text:p text:style-name="P52">Technical documentation</text:p></table:table-cell><table:table-cell table:style-name="Table6.C42" office:value-type="string"><text:p text:style-name="P52">Andrea Bottoli</text:p></table:table-cell><table:table-cell table:style-name="Table6.D42" office:value-type="string"><text:p text:style-name="P52">51</text:p></table:table-cell><table:table-cell table:style-name="Table6.E42" office:value-type="string"><text:p text:style-name="P52">51</text:p></table:table-cell><table:table-cell table:style-name="Table6.F42" office:value-type="string"><text:p text:style-name="P52">0</text:p></table:table-cell><table:table-cell table:style-name="Table6.G42" office:value-type="string"><text:p text:style-name="P52">51</text:p></table:table-cell><table:table-cell table:style-name="Table6.H42" office:value-type="string"><text:p text:style-name="P18"/></table:table-cell><table:table-cell table:style-name="Table6.I42" office:value-type="string"><text:p text:style-name="P18"/></table:table-cell></table:table-row><table:table-row table:style-name="Table6.4"><table:table-cell table:style-name="Table6.A42" office:value-type="string"><text:p text:style-name="P112">M-035</text:p></table:table-cell><table:table-cell table:style-name="Table6.B42" office:value-type="string"><text:p text:style-name="P52">Acceptance Test Plan</text:p></table:table-cell><table:table-cell table:style-name="Table6.C42" office:value-type="string"><text:p text:style-name="P52">Miraldi Fifo</text:p></table:table-cell><table:table-cell table:style-name="Table6.D42" office:value-type="string"><text:p text:style-name="P52">51</text:p></table:table-cell><table:table-cell table:style-name="Table6.E42" office:value-type="string"><text:p text:style-name="P52">52</text:p></table:table-cell><table:table-cell table:style-name="Table6.F42" office:value-type="string"><text:p text:style-name="P58">0</text:p></table:table-cell><table:table-cell table:style-name="Table6.G42" office:value-type="string"><text:p text:style-name="P52">5<text:span text:style-name="T21">2</text:span></text:p></table:table-cell><table:table-cell table:style-name="Table6.H42" office:value-type="string"><text:p text:style-name="P18"/></table:table-cell><table:table-cell table:style-name="Table6.I42" office:value-type="string"><text:p text:style-name="P18"/></table:table-cell></table:table-row><table:table-row table:style-name="Table6.4"><table:table-cell table:style-name="Table6.A42" office:value-type="string"><text:p text:style-name="P112">M-036</text:p></table:table-cell><table:table-cell table:style-name="Table6.B42" office:value-type="string"><text:p text:style-name="P52">Test Report</text:p></table:table-cell><table:table-cell table:style-name="Table6.C42" office:value-type="string"><text:p text:style-name="P52">Miraldi Fifo</text:p></table:table-cell><table:table-cell table:style-name="Table6.D42" office:value-type="string"><text:p text:style-name="P52">01</text:p></table:table-cell><table:table-cell table:style-name="Table6.E42" office:value-type="string"><text:p text:style-name="P52">02</text:p></table:table-cell><table:table-cell table:style-name="Table6.F42" office:value-type="string"><text:p text:style-name="P52">1</text:p></table:table-cell><table:table-cell table:style-name="Table6.G42" office:value-type="string"><text:p text:style-name="P52">5<text:span text:style-name="T21">2</text:span></text:p></table:table-cell><table:table-cell table:style-name="Table6.H42" office:value-type="string"><text:p text:style-name="P18"/></table:table-cell><table:table-cell table:style-name="Table6.I42" office:value-type="string"><text:p text:style-name="P18"/></table:table-cell></table:table-row><table:table-row table:style-name="Table6.4"><table:table-cell table:style-name="Table6.A42" office:value-type="string"><text:p text:style-name="P112">M-037</text:p></table:table-cell><table:table-cell table:style-name="Table6.B42" office:value-type="string"><text:p text:style-name="P52">Final Presentation</text:p></table:table-cell><table:table-cell table:style-name="Table6.C42" office:value-type="string"><text:p text:style-name="P52">All</text:p></table:table-cell><table:table-cell table:style-name="Table6.D42" office:value-type="string"><text:p text:style-name="P52">02</text:p></table:table-cell><table:table-cell table:style-name="Table6.E42" office:value-type="string"><text:p text:style-name="P52">02</text:p></table:table-cell><table:table-cell table:style-name="Table6.F42" office:value-type="string"><text:p text:style-name="P52">0</text:p></table:table-cell><table:table-cell table:style-name="Table6.G42" office:value-type="string"><text:p text:style-name="P52">5<text:span text:style-name="T21">2</text:span></text:p></table:table-cell><table:table-cell table:style-name="Table6.H42" office:value-type="string"><text:p text:style-name="P18"/></table:table-cell><table:table-cell table:style-name="Table6.I42" office:value-type="string"><text:p text:style-name="P18"/></table:table-cell></table:table-row><table:table-row table:style-name="Table6.4"><table:table-cell table:style-name="Table6.A42" office:value-type="string"><text:p text:style-name="P112">M-038</text:p></table:table-cell><table:table-cell table:style-name="Table6.B42" office:value-type="string"><text:p text:style-name="P52">Final Documentation</text:p></table:table-cell><table:table-cell table:style-name="Table6.C42" office:value-type="string"><text:p text:style-name="P52">All</text:p></table:table-cell><table:table-cell table:style-name="Table6.D42" office:value-type="string"><text:p text:style-name="P52">02</text:p></table:table-cell><table:table-cell table:style-name="Table6.E42" office:value-type="string"><text:p text:style-name="P52">03</text:p></table:table-cell><table:table-cell table:style-name="Table6.F42" office:value-type="string"><text:p text:style-name="P53">1</text:p></table:table-cell><table:table-cell table:style-name="Table6.G42" office:value-type="string"><text:p text:style-name="P52">5<text:span text:style-name="T21">2</text:span></text:p></table:table-cell><table:table-cell table:style-name="Table6.H42" office:value-type="string"><text:p text:style-name="P18"/></table:table-cell><table:table-cell table:style-name="Table6.I42" office:value-type="string"><text:p text:style-name="P18"/></table:table-cell></table:table-row><table:table-row table:style-name="Table6.4"><table:table-cell table:style-name="Table6.A42" office:value-type="string"><text:p text:style-name="P112">M-039</text:p></table:table-cell><table:table-cell table:style-name="Table6.B42" office:value-type="string"><text:p text:style-name="P52">Final Product</text:p></table:table-cell><table:table-cell table:style-name="Table6.C42" office:value-type="string"><text:p text:style-name="P52">All</text:p></table:table-cell><table:table-cell table:style-name="Table6.D42" office:value-type="string"><text:p text:style-name="P52">02</text:p></table:table-cell><table:table-cell table:style-name="Table6.E42" office:value-type="string"><text:p text:style-name="P52">03</text:p></table:table-cell><table:table-cell table:style-name="Table6.F42" office:value-type="string"><text:p text:style-name="P53">1</text:p></table:table-cell><table:table-cell table:style-name="Table6.G42" office:value-type="string"><text:p text:style-name="P52">5<text:span text:style-name="T21">2</text:span></text:p></table:table-cell><table:table-cell table:style-name="Table6.H42" office:value-type="string"><text:p text:style-name="P18"/></table:table-cell><table:table-cell table:style-name="Table6.I42" office:value-type="string"><text:p text:style-name="P18"/></table:table-cell></table:table-row><table:table-row table:style-name="Table6.4"><table:table-cell table:style-name="Table6.A43" office:value-type="string"><text:p text:style-name="P112">M-040</text:p></table:table-cell><table:table-cell table:style-name="Table6.B43" office:value-type="string"><text:p text:style-name="P52">Final Questionnaire</text:p></table:table-cell><table:table-cell table:style-name="Table6.C43" office:value-type="string"><text:p text:style-name="P52">All</text:p></table:table-cell><table:table-cell table:style-name="Table6.D43" office:value-type="string"><text:p text:style-name="P52">02</text:p></table:table-cell><table:table-cell table:style-name="Table6.E43" office:value-type="string"><text:p text:style-name="P52">03</text:p></table:table-cell><table:table-cell table:style-name="Table6.F43" office:value-type="string"><text:p text:style-name="P53">1</text:p></table:table-cell><table:table-cell table:style-name="Table6.G43" office:value-type="string"><text:p text:style-name="P52">5<text:span text:style-name="T21">2</text:span></text:p></table:table-cell><table:table-cell table:style-name="Table6.H43" office:value-type="string"><text:p text:style-name="P18"/></table:table-cell><table:table-cell table:style-name="Table6.I43" office:value-type="string"><text:p text:style-name="P18"/></table:table-cell></table:table-row></table:table></draw:text-box></draw:frame></text:p>
      <text:p text:style-name="P17"/>
      <text:p text:style-name="P17"><text:soft-page-break/></text:p>
      <text:p text:style-name="P17"/>
      <text:p text:style-name="P62">Working Hours</text:p>
      <text:p text:style-name="P17"/>
      <table:table table:name="Table7" table:style-name="Table7">
        <table:table-column table:style-name="Table7.A"/>
        <table:table-column table:style-name="Table7.B" table:number-columns-repeated="11"/>
        <table:table-column table:style-name="Table7.M"/>
        <table:table-row table:style-name="Table7.1">
          <table:table-cell table:style-name="Table7.A1" office:value-type="string">
            <text:p text:style-name="P7">Member</text:p>
          </table:table-cell>
          <table:table-cell table:style-name="Table7.B1" office:value-type="string">
            <text:p text:style-name="P7">W<text:span text:style-name="T3">42</text:span></text:p>
          </table:table-cell>
          <table:table-cell table:style-name="Table7.B1" office:value-type="string">
            <text:p text:style-name="P7">W<text:span text:style-name="T3">43</text:span></text:p>
          </table:table-cell>
          <table:table-cell table:style-name="Table7.B1" office:value-type="string">
            <text:p text:style-name="P8">W<text:span text:style-name="T3">4</text:span><text:span text:style-name="T4">4</text:span></text:p>
          </table:table-cell>
          <table:table-cell table:style-name="Table7.B1" office:value-type="string">
            <text:p text:style-name="P10">W45</text:p>
          </table:table-cell>
          <table:table-cell table:style-name="Table7.B1" office:value-type="string">
            <text:p text:style-name="P11">W46</text:p>
          </table:table-cell>
          <table:table-cell table:style-name="Table7.B1" office:value-type="string">
            <text:p text:style-name="P12">W47</text:p>
          </table:table-cell>
          <table:table-cell table:style-name="Table7.B1" office:value-type="string">
            <text:p text:style-name="P13">W48</text:p>
          </table:table-cell>
          <table:table-cell table:style-name="Table7.B1" office:value-type="string">
            <text:p text:style-name="P14">W49</text:p>
          </table:table-cell>
          <table:table-cell table:style-name="Table7.B1" office:value-type="string">
            <text:p text:style-name="P15">W50</text:p>
          </table:table-cell>
          <table:table-cell table:style-name="Table7.B1" office:value-type="string">
            <text:p text:style-name="P16">W51</text:p>
          </table:table-cell>
          <table:table-cell table:style-name="Table7.B1" office:value-type="string">
            <text:p text:style-name="P125">W52</text:p>
          </table:table-cell>
          <table:table-cell table:style-name="Table7.M1" office:value-type="string">
            <text:p text:style-name="P7">Total</text:p>
          </table:table-cell>
        </table:table-row>
        <table:table-row table:style-name="Table7.2">
          <table:table-cell table:style-name="Table7.A9" office:value-type="string">
            <text:p text:style-name="P66">Andrea Bottoli</text:p>
          </table:table-cell>
          <table:table-cell table:style-name="Table7.B2" office:value-type="string">
            <text:p text:style-name="P67">11</text:p>
          </table:table-cell>
          <table:table-cell table:style-name="Table7.C2" office:value-type="string">
            <text:p text:style-name="P67">40</text:p>
          </table:table-cell>
          <table:table-cell table:style-name="Table7.D2" office:value-type="string">
            <text:p text:style-name="P68">50</text:p>
          </table:table-cell>
          <table:table-cell table:style-name="Table7.E2" office:value-type="string">
            <text:p text:style-name="P69">45</text:p>
          </table:table-cell>
          <table:table-cell table:style-name="Table7.F2" office:value-type="string">
            <text:p text:style-name="P72">47</text:p>
          </table:table-cell>
          <table:table-cell table:style-name="Table7.G2" office:value-type="string">
            <text:p text:style-name="P73">68</text:p>
          </table:table-cell>
          <table:table-cell table:style-name="Table7.H2" office:value-type="string">
            <text:p text:style-name="P75">40</text:p>
          </table:table-cell>
          <table:table-cell table:style-name="Table7.I2" office:value-type="string">
            <text:p text:style-name="P79">41</text:p>
          </table:table-cell>
          <table:table-cell table:style-name="Table7.J2" office:value-type="string">
            <text:p text:style-name="P84">14</text:p>
          </table:table-cell>
          <table:table-cell table:style-name="Table7.K2" office:value-type="string">
            <text:p text:style-name="P88">53</text:p>
          </table:table-cell>
          <table:table-cell table:style-name="Table7.L2" office:value-type="string">
            <text:p text:style-name="P126">7</text:p>
          </table:table-cell>
          <table:table-cell table:style-name="Table7.M2" office:value-type="string">
            <text:p text:style-name="P91">4<text:span text:style-name="T27">16</text:span></text:p>
          </table:table-cell>
        </table:table-row>
        <table:table-row table:style-name="Table7.2">
          <table:table-cell table:style-name="Table7.A9" office:value-type="string">
            <text:p text:style-name="P66">Lorenzo Pagliari</text:p>
          </table:table-cell>
          <table:table-cell table:style-name="Table7.B3" office:value-type="string">
            <text:p text:style-name="P67">10</text:p>
          </table:table-cell>
          <table:table-cell table:style-name="Table7.C3" office:value-type="string">
            <text:p text:style-name="P67">37</text:p>
          </table:table-cell>
          <table:table-cell table:style-name="Table7.D3" office:value-type="string">
            <text:p text:style-name="P68">53</text:p>
          </table:table-cell>
          <table:table-cell table:style-name="Table7.E3" office:value-type="string">
            <text:p text:style-name="P69">51</text:p>
          </table:table-cell>
          <table:table-cell table:style-name="Table7.F3" office:value-type="string">
            <text:p text:style-name="P72">46</text:p>
          </table:table-cell>
          <table:table-cell table:style-name="Table7.G3" office:value-type="string">
            <text:p text:style-name="P73">57</text:p>
          </table:table-cell>
          <table:table-cell table:style-name="Table7.H3" office:value-type="string">
            <text:p text:style-name="P75">37</text:p>
          </table:table-cell>
          <table:table-cell table:style-name="Table7.I3" office:value-type="string">
            <text:p text:style-name="P79">51</text:p>
          </table:table-cell>
          <table:table-cell table:style-name="Table7.J3" office:value-type="string">
            <text:p text:style-name="P85">43</text:p>
          </table:table-cell>
          <table:table-cell table:style-name="Table7.K3" office:value-type="string">
            <text:p text:style-name="P88">54</text:p>
          </table:table-cell>
          <table:table-cell table:style-name="Table7.L3" office:value-type="string">
            <text:p text:style-name="P126">10</text:p>
          </table:table-cell>
          <table:table-cell table:style-name="Table7.M2" office:value-type="string">
            <text:p text:style-name="P91">4<text:span text:style-name="T27">49</text:span></text:p>
          </table:table-cell>
        </table:table-row>
        <table:table-row table:style-name="Table7.2">
          <table:table-cell table:style-name="Table7.A9" office:value-type="string">
            <text:p text:style-name="P66">Dzana Kujan</text:p>
          </table:table-cell>
          <table:table-cell table:style-name="Table7.B4" office:value-type="string">
            <text:p text:style-name="P67">9</text:p>
          </table:table-cell>
          <table:table-cell table:style-name="Table7.C4" office:value-type="string">
            <text:p text:style-name="P67">36</text:p>
          </table:table-cell>
          <table:table-cell table:style-name="Table7.D4" office:value-type="string">
            <text:p text:style-name="P68">43</text:p>
          </table:table-cell>
          <table:table-cell table:style-name="Table7.E4" office:value-type="string">
            <text:p text:style-name="P69">36</text:p>
          </table:table-cell>
          <table:table-cell table:style-name="Table7.F4" office:value-type="string">
            <text:p text:style-name="P72">27</text:p>
          </table:table-cell>
          <table:table-cell table:style-name="Table7.G4" office:value-type="string">
            <text:p text:style-name="P73">36</text:p>
          </table:table-cell>
          <table:table-cell table:style-name="Table7.H4" office:value-type="string">
            <text:p text:style-name="P75">27</text:p>
          </table:table-cell>
          <table:table-cell table:style-name="Table7.I4" office:value-type="string">
            <text:p text:style-name="P79">4<text:span text:style-name="T13">9</text:span></text:p>
          </table:table-cell>
          <table:table-cell table:style-name="Table7.J4" office:value-type="string">
            <text:p text:style-name="P84">24</text:p>
          </table:table-cell>
          <table:table-cell table:style-name="Table7.K4" office:value-type="string">
            <text:p text:style-name="P92">17</text:p>
          </table:table-cell>
          <table:table-cell table:style-name="Table7.L4" office:value-type="string">
            <text:p text:style-name="P130">2</text:p>
          </table:table-cell>
          <table:table-cell table:style-name="Table7.M2" office:value-type="string">
            <text:p text:style-name="P91">304</text:p>
          </table:table-cell>
        </table:table-row>
        <table:table-row table:style-name="Table7.2">
          <table:table-cell table:style-name="Table7.A9" office:value-type="string">
            <text:p text:style-name="P66">Marko Brcic</text:p>
          </table:table-cell>
          <table:table-cell table:style-name="Table7.B5" office:value-type="string">
            <text:p text:style-name="P67">11</text:p>
          </table:table-cell>
          <table:table-cell table:style-name="Table7.C5" office:value-type="string">
            <text:p text:style-name="P67">40</text:p>
          </table:table-cell>
          <table:table-cell table:style-name="Table7.D5" office:value-type="string">
            <text:p text:style-name="P68">54</text:p>
          </table:table-cell>
          <table:table-cell table:style-name="Table7.E5" office:value-type="string">
            <text:p text:style-name="P69">60</text:p>
          </table:table-cell>
          <table:table-cell table:style-name="Table7.F5" office:value-type="string">
            <text:p text:style-name="P72">28</text:p>
          </table:table-cell>
          <table:table-cell table:style-name="Table7.G5" office:value-type="string">
            <text:p text:style-name="P73">36</text:p>
          </table:table-cell>
          <table:table-cell table:style-name="Table7.H5" office:value-type="string">
            <text:p text:style-name="P75">26</text:p>
          </table:table-cell>
          <table:table-cell table:style-name="Table7.I5" office:value-type="string">
            <text:p text:style-name="P79">15</text:p>
          </table:table-cell>
          <table:table-cell table:style-name="Table7.J5" office:value-type="string">
            <text:p text:style-name="P85">15</text:p>
          </table:table-cell>
          <table:table-cell table:style-name="Table7.K5" office:value-type="string">
            <text:p text:style-name="P88">15</text:p>
          </table:table-cell>
          <table:table-cell table:style-name="Table7.L5" office:value-type="string">
            <text:p text:style-name="P126">11</text:p>
          </table:table-cell>
          <table:table-cell table:style-name="Table7.M2" office:value-type="string">
            <text:p text:style-name="P91">3<text:span text:style-name="T27">11</text:span></text:p>
          </table:table-cell>
        </table:table-row>
        <table:table-row table:style-name="Table7.2">
          <table:table-cell table:style-name="Table7.A9" office:value-type="string">
            <text:p text:style-name="P66">Jorn Tillmanns</text:p>
          </table:table-cell>
          <table:table-cell table:style-name="Table7.B6" office:value-type="string">
            <text:p text:style-name="P67">9</text:p>
          </table:table-cell>
          <table:table-cell table:style-name="Table7.C6" office:value-type="string">
            <text:p text:style-name="P67">37</text:p>
          </table:table-cell>
          <table:table-cell table:style-name="Table7.D6" office:value-type="string">
            <text:p text:style-name="P68">51</text:p>
          </table:table-cell>
          <table:table-cell table:style-name="Table7.E6" office:value-type="string">
            <text:p text:style-name="P69">43</text:p>
          </table:table-cell>
          <table:table-cell table:style-name="Table7.F6" office:value-type="string">
            <text:p text:style-name="P72">20</text:p>
          </table:table-cell>
          <table:table-cell table:style-name="Table7.G6" office:value-type="string">
            <text:p text:style-name="P73">13</text:p>
          </table:table-cell>
          <table:table-cell table:style-name="Table7.H6" office:value-type="string">
            <text:p text:style-name="P75">39</text:p>
          </table:table-cell>
          <table:table-cell table:style-name="Table7.I6" office:value-type="string">
            <text:p text:style-name="P83">16</text:p>
          </table:table-cell>
          <table:table-cell table:style-name="Table7.J6" office:value-type="string">
            <text:p text:style-name="P86">15</text:p>
          </table:table-cell>
          <table:table-cell table:style-name="Table7.K6" office:value-type="string">
            <text:p text:style-name="P90">22</text:p>
          </table:table-cell>
          <table:table-cell table:style-name="Table7.L6" office:value-type="string">
            <text:p text:style-name="P130">2</text:p>
          </table:table-cell>
          <table:table-cell table:style-name="Table7.M2" office:value-type="string">
            <text:p text:style-name="P91">265</text:p>
          </table:table-cell>
        </table:table-row>
        <table:table-row table:style-name="Table7.2">
          <table:table-cell table:style-name="Table7.A9" office:value-type="string">
            <text:p text:style-name="P66">Nikola Radisavljevic</text:p>
          </table:table-cell>
          <table:table-cell table:style-name="Table7.B7" office:value-type="string">
            <text:p text:style-name="P67">9</text:p>
          </table:table-cell>
          <table:table-cell table:style-name="Table7.C7" office:value-type="string">
            <text:p text:style-name="P67">37</text:p>
          </table:table-cell>
          <table:table-cell table:style-name="Table7.D7" office:value-type="string">
            <text:p text:style-name="P68">45</text:p>
          </table:table-cell>
          <table:table-cell table:style-name="Table7.E7" office:value-type="string">
            <text:p text:style-name="P69">36</text:p>
          </table:table-cell>
          <table:table-cell table:style-name="Table7.F7" office:value-type="string">
            <text:p text:style-name="P72">26</text:p>
          </table:table-cell>
          <table:table-cell table:style-name="Table7.G7" office:value-type="string">
            <text:p text:style-name="P73">35</text:p>
          </table:table-cell>
          <table:table-cell table:style-name="Table7.H7" office:value-type="string">
            <text:p text:style-name="P75">26</text:p>
          </table:table-cell>
          <table:table-cell table:style-name="Table7.I7" office:value-type="string">
            <text:p text:style-name="P81">46</text:p>
          </table:table-cell>
          <table:table-cell table:style-name="Table7.J7" office:value-type="string">
            <text:p text:style-name="P82"><text:span text:style-name="T17">2</text:span><text:span text:style-name="T18">5</text:span></text:p>
          </table:table-cell>
          <table:table-cell table:style-name="Table7.K7" office:value-type="string">
            <text:p text:style-name="P92">17</text:p>
          </table:table-cell>
          <table:table-cell table:style-name="Table7.L7" office:value-type="string">
            <text:p text:style-name="P129"><text:span text:style-name="T28">12</text:span></text:p>
          </table:table-cell>
          <table:table-cell table:style-name="Table7.M2" office:value-type="string">
            <text:p text:style-name="P91">3<text:span text:style-name="T28">14</text:span></text:p>
          </table:table-cell>
        </table:table-row>
        <table:table-row table:style-name="Table7.2">
          <table:table-cell table:style-name="Table7.A9" office:value-type="string">
            <text:p text:style-name="P66">Miraldi Fifo</text:p>
          </table:table-cell>
          <table:table-cell table:style-name="Table7.B8" office:value-type="string">
            <text:p text:style-name="P67">9</text:p>
          </table:table-cell>
          <table:table-cell table:style-name="Table7.C8" office:value-type="string">
            <text:p text:style-name="P67">38</text:p>
          </table:table-cell>
          <table:table-cell table:style-name="Table7.D8" office:value-type="string">
            <text:p text:style-name="P68">45</text:p>
          </table:table-cell>
          <table:table-cell table:style-name="Table7.E8" office:value-type="string">
            <text:p text:style-name="P69">35</text:p>
          </table:table-cell>
          <table:table-cell table:style-name="Table7.F8" office:value-type="string">
            <text:p text:style-name="P72">16</text:p>
          </table:table-cell>
          <table:table-cell table:style-name="Table7.G8" office:value-type="string">
            <text:p text:style-name="P73">28</text:p>
          </table:table-cell>
          <table:table-cell table:style-name="Table7.H8" office:value-type="string">
            <text:p text:style-name="P75">14</text:p>
          </table:table-cell>
          <table:table-cell table:style-name="Table7.I8" office:value-type="string">
            <text:p text:style-name="P79">18</text:p>
          </table:table-cell>
          <table:table-cell table:style-name="Table7.J8" office:value-type="string">
            <text:p text:style-name="P85">18</text:p>
          </table:table-cell>
          <table:table-cell table:style-name="Table7.K8" office:value-type="string">
            <text:p text:style-name="P92">13</text:p>
          </table:table-cell>
          <table:table-cell table:style-name="Table7.L8" office:value-type="string">
            <text:p text:style-name="P130">2</text:p>
          </table:table-cell>
          <table:table-cell table:style-name="Table7.M2" office:value-type="string">
            <text:p text:style-name="P91">234</text:p>
          </table:table-cell>
        </table:table-row>
        <table:table-row table:style-name="Table7.2">
          <table:table-cell table:style-name="Table7.A9" office:value-type="string">
            <text:p text:style-name="P70">Ghazal<text:span text:style-name="T5">eh</text:span> Shojaee</text:p>
          </table:table-cell>
          <table:table-cell table:style-name="Table7.B9" office:value-type="string">
            <text:p text:style-name="P71">-</text:p>
          </table:table-cell>
          <table:table-cell table:style-name="Table7.C9" office:value-type="string">
            <text:p text:style-name="P71">-</text:p>
          </table:table-cell>
          <table:table-cell table:style-name="Table7.D9" office:value-type="string">
            <text:p text:style-name="P68">53</text:p>
          </table:table-cell>
          <table:table-cell table:style-name="Table7.E9" office:value-type="string">
            <text:p text:style-name="P69">13</text:p>
          </table:table-cell>
          <table:table-cell table:style-name="Table7.F9" office:value-type="string">
            <text:p text:style-name="P77">32</text:p>
          </table:table-cell>
          <table:table-cell table:style-name="Table7.G9" office:value-type="string">
            <text:p text:style-name="P77">26</text:p>
          </table:table-cell>
          <table:table-cell table:style-name="Table7.H9" office:value-type="string">
            <text:p text:style-name="P74">-</text:p>
          </table:table-cell>
          <table:table-cell table:style-name="Table7.I9" office:value-type="string">
            <text:p text:style-name="P80">-</text:p>
          </table:table-cell>
          <table:table-cell table:style-name="Table7.J9" office:value-type="string">
            <text:p text:style-name="P84">-</text:p>
          </table:table-cell>
          <table:table-cell table:style-name="Table7.K9" office:value-type="string">
            <text:p text:style-name="P89">-</text:p>
          </table:table-cell>
          <table:table-cell table:style-name="Table7.L9" office:value-type="string">
            <text:p text:style-name="P126">-</text:p>
          </table:table-cell>
          <table:table-cell table:style-name="Table7.M2" office:value-type="string">
            <text:p text:style-name="P78">124</text:p>
          </table:table-cell>
        </table:table-row>
        <table:table-row table:style-name="Table7.2">
          <table:table-cell table:style-name="Table7.A10" office:value-type="string">
            <text:p text:style-name="P9">Total</text:p>
          </table:table-cell>
          <table:table-cell table:style-name="Table7.B10" office:value-type="string">
            <text:p text:style-name="P67">68</text:p>
          </table:table-cell>
          <table:table-cell table:style-name="Table7.B10" office:value-type="string">
            <text:p text:style-name="P65">2<text:span text:style-name="T3">65</text:span></text:p>
          </table:table-cell>
          <table:table-cell table:style-name="Table7.B10" office:value-type="string">
            <text:p text:style-name="P68">394</text:p>
          </table:table-cell>
          <table:table-cell table:style-name="Table7.B10" office:value-type="string">
            <text:p text:style-name="P69">319</text:p>
          </table:table-cell>
          <table:table-cell table:style-name="Table7.B10" office:value-type="string">
            <text:p text:style-name="P77">242</text:p>
          </table:table-cell>
          <table:table-cell table:style-name="Table7.B10" office:value-type="string">
            <text:p text:style-name="P77">299</text:p>
          </table:table-cell>
          <table:table-cell table:style-name="Table7.B10" office:value-type="string">
            <text:p text:style-name="P76">209</text:p>
          </table:table-cell>
          <table:table-cell table:style-name="Table7.B10" office:value-type="string">
            <text:p text:style-name="P83">236</text:p>
          </table:table-cell>
          <table:table-cell table:style-name="Table7.B10" office:value-type="string">
            <text:p text:style-name="P87">154</text:p>
          </table:table-cell>
          <table:table-cell table:style-name="Table7.B10" office:value-type="string">
            <text:p text:style-name="P92">191</text:p>
          </table:table-cell>
          <table:table-cell table:style-name="Table7.B10" office:value-type="string">
            <text:p text:style-name="P92"/>
          </table:table-cell>
          <table:table-cell table:style-name="Table7.M10" office:value-type="string">
            <text:p text:style-name="P92">2377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ment_20_Reference" style:display-name="Comment Reference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="1.27cm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1.27cm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3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2-30T17:24:13.74</dc:date>
    <meta:print-date>1998-10-09T11:53:00</meta:print-date>
    <meta:editing-cycles>68</meta:editing-cycles>
    <meta:editing-duration>PT8H36M10S</meta:editing-duration>
    <meta:generator>LibreOffice/3.6$Windows_x86 LibreOffice_project/da8c1e6-fd468f4-454e206-f42a4a9-143cfd</meta:generator>
    <meta:document-statistic meta:table-count="6" meta:image-count="3" meta:object-count="0" meta:page-count="4" meta:paragraph-count="627" meta:word-count="1412" meta:character-count="7226" meta:non-whitespace-character-count="6445"/>
  </office:meta>
</office:document-meta>
</file>